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65.4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none" style:print-content="tru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to abolish [tu q'bOlIS] - отменять, уничтожать, упразднять</text:p>
          </table:table-cell>
        </table:table-row>
        <table:table-row table:style-name="ro1">
          <table:table-cell office:value-type="string" calcext:value-type="string">
            <text:p>abuse [q'bjHs] - злоупотребление</text:p>
          </table:table-cell>
        </table:table-row>
        <table:table-row table:style-name="ro1">
          <table:table-cell office:value-type="string" calcext:value-type="string">
            <text:p>access ['xkses] - доступ</text:p>
          </table:table-cell>
        </table:table-row>
        <table:table-row table:style-name="ro1">
          <table:table-cell office:value-type="string" calcext:value-type="string">
            <text:p>account [q'kaunt] - счет, вклад, депозит </text:p>
          </table:table-cell>
        </table:table-row>
        <table:table-row table:style-name="ro1">
          <table:table-cell office:value-type="string" calcext:value-type="string">
            <text:p>accountancy (UK) [q'kauntqnsI]accounting (US) [q'kauntIN] - бухгалтерское дело, счетоводство</text:p>
          </table:table-cell>
        </table:table-row>
        <table:table-row table:style-name="ro1">
          <table:table-cell office:value-type="string" calcext:value-type="string">
            <text:p>accumulation of capital [q"kjHmju'leIS(q)n qv 'kxpItl] - накопление капитала (основных фондов)</text:p>
          </table:table-cell>
        </table:table-row>
        <table:table-row table:style-name="ro1">
          <table:table-cell office:value-type="string" calcext:value-type="string">
            <text:p>to acquire [tu q'kwaIq] - 1) получать, приобретать; 2) извлекать; 3) овладевать (знаниями)</text:p>
          </table:table-cell>
        </table:table-row>
        <table:table-row table:style-name="ro1">
          <table:table-cell office:value-type="string" calcext:value-type="string">
            <text:p>activity [xk'tIvItI] - 1) деятельность; 2) активность, оживление (спроса, рынка)</text:p>
          </table:table-cell>
        </table:table-row>
        <table:table-row table:style-name="ro1">
          <table:table-cell office:value-type="string" calcext:value-type="string">
            <text:p>adequate ['xdIkwIt] - 1) соответствующий, отвечающий требованиям; 2) достаточный; 3) компетентный</text:p>
          </table:table-cell>
        </table:table-row>
        <table:table-row table:style-name="ro1">
          <table:table-cell office:value-type="string" calcext:value-type="string">
            <text:p>adherence [qd'hIqr(q)ns] - соблюдение, строгое следование правилам</text:p>
          </table:table-cell>
        </table:table-row>
        <table:table-row table:style-name="ro1">
          <table:table-cell office:value-type="string" calcext:value-type="string">
            <text:p>to adopt [tu q'dOpt] - 1) принимать; 2) усваивать</text:p>
          </table:table-cell>
        </table:table-row>
        <table:table-row table:style-name="ro1">
          <table:table-cell office:value-type="string" calcext:value-type="string">
            <text:p>to advocate [tu 'xdvqkeIt] - 1) защищать, выступать в защиту; 2) поддерживать; 3) отстаивать</text:p>
          </table:table-cell>
        </table:table-row>
        <table:table-row table:style-name="ro1">
          <table:table-cell office:value-type="string" calcext:value-type="string">
            <text:p>agent ['eIdZ(q)nt] - 1) агент, представитель; 2) посредник, поверенный; снабженец; 3) действующая сила, фактор</text:p>
          </table:table-cell>
        </table:table-row>
        <table:table-row table:style-name="ro1">
          <table:table-cell office:value-type="string" calcext:value-type="string">
            <text:p>aid [eId] - 1) помощь, поддержка; 2) помощник</text:p>
          </table:table-cell>
        </table:table-row>
        <table:table-row table:style-name="ro1">
          <table:table-cell office:value-type="string" calcext:value-type="string">
            <text:p>to allege [tu q'ledZ] - 1) утверждать (гл.образом без основания); 2) утверждать, что якобы; 3) ссылаться; 4) приписывать</text:p>
          </table:table-cell>
        </table:table-row>
        <table:table-row table:style-name="ro1">
          <table:table-cell office:value-type="string" calcext:value-type="string">
            <text:p>allocation of resources ["xlOu'keIS(q)n qv rI'sLsIz] - распределение ресурсов</text:p>
          </table:table-cell>
        </table:table-row>
        <table:table-row table:style-name="ro1">
          <table:table-cell office:value-type="string" calcext:value-type="string">
            <text:p>altruistically [xltrH'IstIkqlI] - альтруистично</text:p>
          </table:table-cell>
        </table:table-row>
        <table:table-row table:style-name="ro1">
          <table:table-cell office:value-type="string" calcext:value-type="string">
            <text:p>analyses – мн. ч. от analysis [q'nxlqsIs] - 1) анализ, изучение, исследование; 2) теория; 3) метод расчета</text:p>
          </table:table-cell>
        </table:table-row>
        <table:table-row table:style-name="ro1">
          <table:table-cell office:value-type="string" calcext:value-type="string">
            <text:p>applicable ['xplIkqbl] - 1) применимый, пригодный, подходящий; 2) соответствующий</text:p>
          </table:table-cell>
        </table:table-row>
        <table:table-row table:style-name="ro1">
          <table:table-cell office:value-type="string" calcext:value-type="string">
            <text:p>to apply [tu q'plaI] - 1) обращаться (с просьбой); 2) подавать заявление; 3) применять(ся), использовать (to); 4) прилагать</text:p>
          </table:table-cell>
        </table:table-row>
        <table:table-row table:style-name="ro1">
          <table:table-cell office:value-type="string" calcext:value-type="string">
            <text:p>appraisal [q'preIz(q)l] - 1) оценка; экспертиза; 2) оценочная ведомость, оценочный документ; 3) аттестация </text:p>
          </table:table-cell>
        </table:table-row>
        <table:table-row table:style-name="ro1">
          <table:table-cell office:value-type="string" calcext:value-type="string">
            <text:p>approach [q'prOutS] - подход, метод, способ</text:p>
          </table:table-cell>
        </table:table-row>
        <table:table-row table:style-name="ro1">
          <table:table-cell office:value-type="string" calcext:value-type="string">
            <text:p>to argue [tu 'RgjH] - 1) аргументировать, приводить доводы, доказывать, утверждать; 2) обсуждать; 3) спорить</text:p>
          </table:table-cell>
        </table:table-row>
        <table:table-row table:style-name="ro1">
          <table:table-cell office:value-type="string" calcext:value-type="string">
            <text:p>to ascertain [tu "xsq'teIn] - 1) устанавливать; определять; 2) индивидуализировать (о продаваемом товаре)</text:p>
          </table:table-cell>
        </table:table-row>
        <table:table-row table:style-name="ro1">
          <table:table-cell office:value-type="string" calcext:value-type="string">
            <text:p>assassination [q"sxsI'neIS(q)n] - 1) вероломное убийство; 2) убийство по политическим мотивам, политическое убийство; 3) убийство по найму</text:p>
          </table:table-cell>
        </table:table-row>
        <table:table-row table:style-name="ro1">
          <table:table-cell office:value-type="string" calcext:value-type="string">
            <text:p>to assert [tu q'sWt] - утверждать, заявлять, отстаивать, защищать (претензию, право)</text:p>
          </table:table-cell>
        </table:table-row>
        <table:table-row table:style-name="ro1">
          <table:table-cell office:value-type="string" calcext:value-type="string">
            <text:p>assertion [q'sWS(q)n] - утверждение, отстаивание (прав, претензий)</text:p>
          </table:table-cell>
        </table:table-row>
        <table:table-row table:style-name="ro1">
          <table:table-cell office:value-type="string" calcext:value-type="string">
            <text:p>assets ['xsets] - имущество, средства, авуары, ресурсы, активы </text:p>
          </table:table-cell>
        </table:table-row>
        <table:table-row table:style-name="ro1">
          <table:table-cell office:value-type="string" calcext:value-type="string">
            <text:p>assumption [q'sAmpS(q)n] - 1) принятие на себя (ответственности, обязанности, риска, власти); 2) допущение, предположение, презумпция</text:p>
          </table:table-cell>
        </table:table-row>
        <table:table-row table:style-name="ro1">
          <table:table-cell office:value-type="string" calcext:value-type="string">
            <text:p>assurance [q'Suqr(q)ns] - уверение, гарантия, заверение, уверенность</text:p>
          </table:table-cell>
        </table:table-row>
        <table:table-row table:style-name="ro1">
          <table:table-cell office:value-type="string" calcext:value-type="string">
            <text:p>to attest [tu q'test] - давать свидетельские показания, заверять, засвидетельствовать</text:p>
          </table:table-cell>
        </table:table-row>
        <table:table-row table:style-name="ro1">
          <table:table-cell office:value-type="string" calcext:value-type="string">
            <text:p>balance of payments ['bxlqns qv 'peImqnts] - платежный баланс, счета внешнеэкономической деятельности (система счетов, отражающая стоимостное выражение всех внешнеэкономических операций страны за определенный период времени)</text:p>
          </table:table-cell>
        </table:table-row>
        <table:table-row table:style-name="ro1">
          <table:table-cell office:value-type="string" calcext:value-type="string">
            <text:p>bank deposit [bxNk dI'pOzIt] - банковский вклад, депозит</text:p>
          </table:table-cell>
        </table:table-row>
        <table:table-row table:style-name="ro1">
          <table:table-cell office:value-type="string" calcext:value-type="string">
            <text:p>to bargain [tu 'bRgIn] - 1) торговаться о цене; 2) вести переговоры, договариваться; 3) заключить сделку; 4) прийти к соглашению, условиться (for), договориться</text:p>
          </table:table-cell>
        </table:table-row>
        <table:table-row table:style-name="ro1">
          <table:table-cell office:value-type="string" calcext:value-type="string">
            <text:p>basis ['beIsIs] - базис, основа; основание</text:p>
          </table:table-cell>
        </table:table-row>
        <table:table-row table:style-name="ro1">
          <table:table-cell office:value-type="string" calcext:value-type="string">
            <text:p>to be bound [tu bJ baund] - быть обязанным</text:p>
          </table:table-cell>
        </table:table-row>
        <table:table-row table:style-name="ro1">
          <table:table-cell office:value-type="string" calcext:value-type="string">
            <text:p>bias ['baIqs] - 1) отклонение, сдвиг; тенденция; 2) склонность, пристрастие, предубеждение, предвзятость</text:p>
          </table:table-cell>
        </table:table-row>
        <table:table-row table:style-name="ro1">
          <table:table-cell office:value-type="string" calcext:value-type="string">
            <text:p>blackmail ['blxkmeIl] - шантаж, вымогание, вымогательство, шантажирование</text:p>
          </table:table-cell>
        </table:table-row>
        <table:table-row table:style-name="ro1">
          <table:table-cell office:value-type="string" calcext:value-type="string">
            <text:p>bond [bOnd] - облигация </text:p>
          </table:table-cell>
        </table:table-row>
        <table:table-row table:style-name="ro1">
          <table:table-cell office:value-type="string" calcext:value-type="string">
            <text:p>bonus ['bOunqs] - 1) премия, вознаграждение; 2) бонус; 3) добавочный дивиденд</text:p>
          </table:table-cell>
        </table:table-row>
        <table:table-row table:style-name="ro1">
          <table:table-cell office:value-type="string" calcext:value-type="string">
            <text:p>book-keeping (=bookkeeping) [buk'kJpIN] - счетоводство, ведение бухгалтерских книг </text:p>
          </table:table-cell>
        </table:table-row>
        <table:table-row table:style-name="ro1">
          <table:table-cell office:value-type="string" calcext:value-type="string">
            <text:p>to borrow [tu 'bOrOu] - брать взаймы, брать на время, одалживать, занимать (деньги или иной актив)</text:p>
          </table:table-cell>
        </table:table-row>
        <table:table-row table:style-name="ro1">
          <table:table-cell office:value-type="string" calcext:value-type="string">
            <text:p>bourgeois ['buqZwR] - капиталист, буржуа</text:p>
          </table:table-cell>
        </table:table-row>
        <table:table-row table:style-name="ro1">
          <table:table-cell office:value-type="string" calcext:value-type="string">
            <text:p>bourgeoisie ["buqZwR'zJ] - буржуазия</text:p>
          </table:table-cell>
        </table:table-row>
        <table:table-row table:style-name="ro1">
          <table:table-cell office:value-type="string" calcext:value-type="string">
            <text:p>budget restriction ['bAdZIt rIs'trIkS(q)n] = budget limitation - бюджетное ограничение, ограничение бюджета</text:p>
          </table:table-cell>
        </table:table-row>
        <table:table-row table:style-name="ro1">
          <table:table-cell office:value-type="string" calcext:value-type="string">
            <text:p>bulk [bAlk] - 1) масса; 2) объем; 3) большая часть, основная часть</text:p>
          </table:table-cell>
        </table:table-row>
        <table:table-row table:style-name="ro1">
          <table:table-cell office:value-type="string" calcext:value-type="string">
            <text:p>capacity [kq'pxsItI] - производственная мощность, производственный потенциал </text:p>
          </table:table-cell>
        </table:table-row>
        <table:table-row table:style-name="ro1">
          <table:table-cell office:value-type="string" calcext:value-type="string">
            <text:p>capital assets ['kxpItl 'xsets] - основные средства [фонды], материальные внеоборотные [долгосрочные] активы, основной капитал </text:p>
          </table:table-cell>
        </table:table-row>
        <table:table-row table:style-name="ro1">
          <table:table-cell office:value-type="string" calcext:value-type="string">
            <text:p>capital flow ['kxpItl flOu] - движение капитала, приток капитала, поток капитала</text:p>
          </table:table-cell>
        </table:table-row>
        <table:table-row table:style-name="ro1">
          <table:table-cell office:value-type="string" calcext:value-type="string">
            <text:p>capital goods ['kxpItl gudz] - 1) средства производства; 2) капитальное имущество</text:p>
          </table:table-cell>
        </table:table-row>
        <table:table-row table:style-name="ro1">
          <table:table-cell office:value-type="string" calcext:value-type="string">
            <text:p>capital offense (offence (UK)) ['kxpItl q'fens] - 1) серьезное правонарушение; 2) преступление, караемое смертной казнью</text:p>
          </table:table-cell>
        </table:table-row>
        <table:table-row table:style-name="ro1">
          <table:table-cell office:value-type="string" calcext:value-type="string">
            <text:p>to carry out [tu 'kxrI'aut] - производить, выполнять, совершать; осуществлять</text:p>
          </table:table-cell>
        </table:table-row>
        <table:table-row table:style-name="ro1">
          <table:table-cell office:value-type="string" calcext:value-type="string">
            <text:p>to cause [tu kLz] - 1) быть причиной, вызывать, побуждать; 2) причинять</text:p>
          </table:table-cell>
        </table:table-row>
        <table:table-row table:style-name="ro1">
          <table:table-cell office:value-type="string" calcext:value-type="string">
            <text:p>charge [tSRdZ] - 1) сбор, поступления, отчисления; цена; комиссия (за услуги); плата; 2) занесение [запись] на счет; запись в долг, долг; дебетовая запись, запись по дебету (счета по учету расходов)</text:p>
          </table:table-cell>
        </table:table-row>
        <table:table-row table:style-name="ro1">
          <table:table-cell office:value-type="string" calcext:value-type="string">
            <text:p>charter ['tSRtq] - устав</text:p>
          </table:table-cell>
        </table:table-row>
        <table:table-row table:style-name="ro1">
          <table:table-cell office:value-type="string" calcext:value-type="string">
            <text:p>chattel ['tSxtl] - 1) движимое имущество; 2) раб, крепостной, невольник</text:p>
          </table:table-cell>
        </table:table-row>
        <table:table-row table:style-name="ro1">
          <table:table-cell office:value-type="string" calcext:value-type="string">
            <text:p>to cheat [tu tSJt] - мошенничать, ловчить; надувать</text:p>
          </table:table-cell>
        </table:table-row>
        <table:table-row table:style-name="ro1">
          <table:table-cell office:value-type="string" calcext:value-type="string">
            <text:p>to cite [tu saIt] - 1) цитировать, ссылаться; указывать наименование закона; 2) перечислять (факты)</text:p>
          </table:table-cell>
        </table:table-row>
        <table:table-row table:style-name="ro1">
          <table:table-cell office:value-type="string" calcext:value-type="string">
            <text:p>civil liberties ['sIvl 'lIbqtIz] - гражданские свободы (Автономность граждан по отношению к государственным властям и другим гражданам, свобода от незаконного вмешательства государства в дела личности)</text:p>
          </table:table-cell>
        </table:table-row>
        <table:table-row table:style-name="ro1">
          <table:table-cell office:value-type="string" calcext:value-type="string">
            <text:p>claim [kleIm] - 1) требование; 2) претензия, иск; 3) утверждение, заявление</text:p>
          </table:table-cell>
        </table:table-row>
        <table:table-row table:style-name="ro1">
          <table:table-cell office:value-type="string" calcext:value-type="string">
            <text:p>to claim responsibility [tu kleIm rIs"pOnsq'bIlItI] - брать на себя ответственность (за совершение теракта)</text:p>
          </table:table-cell>
        </table:table-row>
        <table:table-row table:style-name="ro1">
          <table:table-cell office:value-type="string" calcext:value-type="string">
            <text:p>close [klOus] - 1) близкий (о времени и месте); 2) закрытие бухгалтерских книг (в конце учетного периода)</text:p>
          </table:table-cell>
        </table:table-row>
        <table:table-row table:style-name="ro1">
          <table:table-cell office:value-type="string" calcext:value-type="string">
            <text:p>code [kOud] - кодекс</text:p>
          </table:table-cell>
        </table:table-row>
        <table:table-row table:style-name="ro1">
          <table:table-cell office:value-type="string" calcext:value-type="string">
            <text:p>to coerce [tu kOu'Ws] - принуждать, принудить</text:p>
          </table:table-cell>
        </table:table-row>
        <table:table-row table:style-name="ro1">
          <table:table-cell office:value-type="string" calcext:value-type="string">
            <text:p>coercion [kOu'WS(q)n]  - 1) принуждение, насилие, применение силы 2) сила принуждения; возможность принудить</text:p>
          </table:table-cell>
        </table:table-row>
        <table:table-row table:style-name="ro1">
          <table:table-cell office:value-type="string" calcext:value-type="string">
            <text:p>coercive [kOu'WsIv] - насильственный, принудительный</text:p>
          </table:table-cell>
        </table:table-row>
        <table:table-row table:style-name="ro1">
          <table:table-cell office:value-type="string" calcext:value-type="string">
            <text:p>coinage ['kOInIdZ] - 1) монетная система; 2) чеканка монеты; 3) металлические деньги</text:p>
          </table:table-cell>
        </table:table-row>
        <table:table-row table:style-name="ro1">
          <table:table-cell office:value-type="string" calcext:value-type="string">
            <text:p>collapse [kq'lxps] - разрушение, крушение, гибель, крах, падение</text:p>
          </table:table-cell>
        </table:table-row>
        <table:table-row table:style-name="ro1">
          <table:table-cell office:value-type="string" calcext:value-type="string">
            <text:p>collateral [kO'lxt(q)r(q)l] - обеспечение, залог (имущество, передаваемое заемщиком кредитору в качестве гарантии возврата долга), дополнительное обеспечение</text:p>
          </table:table-cell>
        </table:table-row>
        <table:table-row table:style-name="ro1">
          <table:table-cell office:value-type="string" calcext:value-type="string">
            <text:p>commerce ['kOmq(:)s] - 1) торговля (оптовая); 2) коммерция</text:p>
          </table:table-cell>
        </table:table-row>
        <table:table-row table:style-name="ro1">
          <table:table-cell office:value-type="string" calcext:value-type="string">
            <text:p>commensurate [kq'menS(q)rIt] - соответственный, соответствующий, соразмерный, соизмеримый</text:p>
          </table:table-cell>
        </table:table-row>
        <table:table-row table:style-name="ro1">
          <table:table-cell office:value-type="string" calcext:value-type="string">
            <text:p>commodity [kq'mOdItI] - товар, продукт (продукт труда, предназначенный для продажи)</text:p>
          </table:table-cell>
        </table:table-row>
        <table:table-row table:style-name="ro1">
          <table:table-cell office:value-type="string" calcext:value-type="string">
            <text:p>Common Market ['kOmqn 'mRkIt] - Общий рынок (неофициальное название Европейского экономического сообщества)</text:p>
          </table:table-cell>
        </table:table-row>
        <table:table-row table:style-name="ro1">
          <table:table-cell office:value-type="string" calcext:value-type="string">
            <text:p>common practice ['kOmqn 'prxktIs] - установившаяся практика</text:p>
          </table:table-cell>
        </table:table-row>
        <table:table-row table:style-name="ro1">
          <table:table-cell office:value-type="string" calcext:value-type="string">
            <text:p>Commonwealth of Nations ['kOmqnwelT qv 'neIS(q)nz] - Содружество Наций (межгосударственное объединение Великобритании и большинства бывших английских доминионов, колоний и зависимых территорий. Включает 50 государств; устава или конституции, определяющих характер, структуру и цели Содружества, не имеет)</text:p>
          </table:table-cell>
        </table:table-row>
        <table:table-row table:style-name="ro1">
          <table:table-cell office:value-type="string" calcext:value-type="string">
            <text:p>communism ['kOmjunIzm] - коммунизм</text:p>
          </table:table-cell>
        </table:table-row>
        <table:table-row table:style-name="ro1">
          <table:table-cell office:value-type="string" calcext:value-type="string">
            <text:p>compatible [kqm'pxtqbl] - совместимый, сходный</text:p>
          </table:table-cell>
        </table:table-row>
        <table:table-row table:style-name="ro1">
          <table:table-cell office:value-type="string" calcext:value-type="string">
            <text:p>to compete [tu kqm'pJt] - состязаться, соревноваться, конкурировать</text:p>
          </table:table-cell>
        </table:table-row>
        <table:table-row table:style-name="ro1">
          <table:table-cell office:value-type="string" calcext:value-type="string">
            <text:p>competition ["kOmpI'tIS(q)n] - конкуренция, соревнование, состязание</text:p>
          </table:table-cell>
        </table:table-row>
        <table:table-row table:style-name="ro1">
          <table:table-cell office:value-type="string" calcext:value-type="string">
            <text:p>compliance [kqm'plaIqns] - одобрение, согласие</text:p>
          </table:table-cell>
        </table:table-row>
        <table:table-row table:style-name="ro1">
          <table:table-cell office:value-type="string" calcext:value-type="string">
            <text:p>to comply with [tu kqm'plaI wID] - подчиняться</text:p>
          </table:table-cell>
        </table:table-row>
        <table:table-row table:style-name="ro1">
          <table:table-cell office:value-type="string" calcext:value-type="string">
            <text:p>compulsory [kqm'pAls(q)rI] - принудительный, обязательный</text:p>
          </table:table-cell>
        </table:table-row>
        <table:table-row table:style-name="ro1">
          <table:table-cell office:value-type="string" calcext:value-type="string">
            <text:p>to condemn [tu kqn'dem] - 1) осуждать, порицать; 2) браковать, признавать негодным</text:p>
          </table:table-cell>
        </table:table-row>
        <table:table-row table:style-name="ro1">
          <table:table-cell office:value-type="string" calcext:value-type="string">
            <text:p>conscious ['kOnSqs] - сознательный, осознанный; сознающий</text:p>
          </table:table-cell>
        </table:table-row>
        <table:table-row table:style-name="ro1">
          <table:table-cell office:value-type="string" calcext:value-type="string">
            <text:p>consequence ['kOnsIkwqns] - следствие, последствие</text:p>
          </table:table-cell>
        </table:table-row>
        <table:table-row table:style-name="ro1">
          <table:table-cell office:value-type="string" calcext:value-type="string">
            <text:p>concession [kqn'seS(q)n] - 1) уступка; 2) концессия</text:p>
          </table:table-cell>
        </table:table-row>
        <table:table-row table:style-name="ro1">
          <table:table-cell office:value-type="string" calcext:value-type="string">
            <text:p>to consider [tu kqn'sIdq] - 1) рассматривать, обсуждать; 2) полагать, считать; 3) принимать во внимание, учитывать</text:p>
          </table:table-cell>
        </table:table-row>
        <table:table-row table:style-name="ro1">
          <table:table-cell office:value-type="string" calcext:value-type="string">
            <text:p>consistent [kqn'sIst(q)nt] - 1) последовательный; 2) стойкий; 3) совместимый; согласующийся</text:p>
          </table:table-cell>
        </table:table-row>
        <table:table-row table:style-name="ro1">
          <table:table-cell office:value-type="string" calcext:value-type="string">
            <text:p>consumer [kqn'sjHmq] - потребитель, покупатель</text:p>
          </table:table-cell>
        </table:table-row>
        <table:table-row table:style-name="ro1">
          <table:table-cell office:value-type="string" calcext:value-type="string">
            <text:p>consumerism [kqn'sjHmqrIz(q)m] - 1) стимулирование потребительского интереса; 2) защита интересов потребителя</text:p>
          </table:table-cell>
        </table:table-row>
        <table:table-row table:style-name="ro1">
          <table:table-cell office:value-type="string" calcext:value-type="string">
            <text:p>consumption [kqn'sAmpS(q)n] - 1) потребление; затрата, издержки, расход; 2) сфера потребления</text:p>
          </table:table-cell>
        </table:table-row>
        <table:table-row table:style-name="ro1">
          <table:table-cell office:value-type="string" calcext:value-type="string">
            <text:p>contributor [kqn'trIbjutq] - ассистент, помощник</text:p>
          </table:table-cell>
        </table:table-row>
        <table:table-row table:style-name="ro1">
          <table:table-cell office:value-type="string" calcext:value-type="string">
            <text:p>controversial ["kOntrq'vWS(q)l] - спорный, сомнительный, поставленный под сомнение, вызывающий спор, дискуссионный</text:p>
          </table:table-cell>
        </table:table-row>
        <table:table-row table:style-name="ro1">
          <table:table-cell office:value-type="string" calcext:value-type="string">
            <text:p>copyright law ['kOpIraIt lL] - авторское право, законодательство об авторском праве</text:p>
          </table:table-cell>
        </table:table-row>
        <table:table-row table:style-name="ro1">
          <table:table-cell office:value-type="string" calcext:value-type="string">
            <text:p>corporation ["kLpq'reIS(q)n] - объединение, общество, корпорация </text:p>
          </table:table-cell>
        </table:table-row>
        <table:table-row table:style-name="ro1">
          <table:table-cell office:value-type="string" calcext:value-type="string">
            <text:p>corporation tax ["kLpq'reIS(q)n txks] corporate income tax ['kLp(q)rIt 'InkAm txks] - корпоративный налог, налог на корпорации, налог на прибыль корпорации (налог, уплачиваемый с прибыли корпорации (в отличие от подоходного налога, взимаемого с ее акционеров))</text:p>
          </table:table-cell>
        </table:table-row>
        <table:table-row table:style-name="ro1">
          <table:table-cell office:value-type="string" calcext:value-type="string">
            <text:p>corvee ['kLveI] - 1) барщина; 2) рабский труд, тяжелая работа</text:p>
          </table:table-cell>
        </table:table-row>
        <table:table-row table:style-name="ro1">
          <table:table-cell office:value-type="string" calcext:value-type="string">
            <text:p>counsel ['kauns(q)l] - совет; пожелание, наставление</text:p>
          </table:table-cell>
        </table:table-row>
        <table:table-row table:style-name="ro1">
          <table:table-cell office:value-type="string" calcext:value-type="string">
            <text:p>counterproductive ['kauntqprq'dAktIv] - приводящий к обратным результатам</text:p>
          </table:table-cell>
        </table:table-row>
        <table:table-row table:style-name="ro1">
          <table:table-cell office:value-type="string" calcext:value-type="string">
            <text:p>to credit [tu 'kredIt] - 1) верить, доверять; 2) кредитовать; 3) приписывать (кому-л. совершение какого-л. действия)</text:p>
          </table:table-cell>
        </table:table-row>
        <table:table-row table:style-name="ro1">
          <table:table-cell office:value-type="string" calcext:value-type="string">
            <text:p>credit history ['kredIt 'hIst(q)rI] - досье заемщика, кредитная история (Содержит сведения о выполнении им прошлых и действующих обязательств по кредитам (для оценки риска при предоставлении нового кредита))</text:p>
          </table:table-cell>
        </table:table-row>
        <table:table-row table:style-name="ro1">
          <table:table-cell office:value-type="string" calcext:value-type="string">
            <text:p>criteria [kraI'tIqrIq] (мн. ч. от criterion [kraI'tIqrIqn]) - критерии</text:p>
          </table:table-cell>
        </table:table-row>
        <table:table-row table:style-name="ro1">
          <table:table-cell office:value-type="string" calcext:value-type="string">
            <text:p>currency ['kAr(q)nsI] - валюта, деньги, средство обращения</text:p>
          </table:table-cell>
        </table:table-row>
        <table:table-row table:style-name="ro1">
          <table:table-cell office:value-type="string" calcext:value-type="string">
            <text:p>customs union ['kAstqmz 'jHnjqn] - таможенный союз</text:p>
          </table:table-cell>
        </table:table-row>
        <table:table-row table:style-name="ro1">
          <table:table-cell office:value-type="string" calcext:value-type="string">
            <text:p>de facto ['dJ'fxktOu] - де-факто, на деле, фактически, в действительности</text:p>
          </table:table-cell>
        </table:table-row>
        <table:table-row table:style-name="ro1">
          <table:table-cell office:value-type="string" calcext:value-type="string">
            <text:p>defensive [dI'fensIv] - защитный, оборонительный, оборонный, защищающий, направленный на защиту, защитительный</text:p>
          </table:table-cell>
        </table:table-row>
        <table:table-row table:style-name="ro1">
          <table:table-cell office:value-type="string" calcext:value-type="string">
            <text:p>delay [dI'leI] - задержка, опоздание, промедление, отсрочка, простой</text:p>
          </table:table-cell>
        </table:table-row>
        <table:table-row table:style-name="ro1">
          <table:table-cell office:value-type="string" calcext:value-type="string">
            <text:p>to deny [tu dI'naI] - 1) отрицать, опровергать; 2) лишать, отказывать(ся) предоставить что-л.</text:p>
          </table:table-cell>
        </table:table-row>
        <table:table-row table:style-name="ro1">
          <table:table-cell office:value-type="string" calcext:value-type="string">
            <text:p>to deposit [tu dI'pOzIt] - 1) вносить, класть в банк, депонировать, сдавать на хранение; 2) давать задаток</text:p>
          </table:table-cell>
        </table:table-row>
        <table:table-row table:style-name="ro1">
          <table:table-cell office:value-type="string" calcext:value-type="string">
            <text:p>depreciation [dI"prJSI'eIS(q)n] - амортизация (постепенное списание стоимости актива в расходы тех отчетных периодов, в которых ожидается получение выгод от использования этого актива)</text:p>
          </table:table-cell>
        </table:table-row>
        <table:table-row table:style-name="ro1">
          <table:table-cell office:value-type="string" calcext:value-type="string">
            <text:p>to derive [tu dI'raIv] - происходить, получать, извлекать (from)</text:p>
          </table:table-cell>
        </table:table-row>
        <table:table-row table:style-name="ro1">
          <table:table-cell office:value-type="string" calcext:value-type="string">
            <text:p>derogation ["derOu'geIS(q)n] - 1) частичная отмена (закона); 2) умаление (прав, свобод)</text:p>
          </table:table-cell>
        </table:table-row>
        <table:table-row table:style-name="ro1">
          <table:table-cell office:value-type="string" calcext:value-type="string">
            <text:p>to destroy [tu dIs'trOI] - разрушать, рушить, сносить, ликвидировать, стирать с лица земли</text:p>
          </table:table-cell>
        </table:table-row>
        <table:table-row table:style-name="ro1">
          <table:table-cell office:value-type="string" calcext:value-type="string">
            <text:p>detractor [dI'trxktq] - инсинуатор, клеветник, очернитель</text:p>
          </table:table-cell>
        </table:table-row>
        <table:table-row table:style-name="ro1">
          <table:table-cell office:value-type="string" calcext:value-type="string">
            <text:p>to the detriment of [tu Dq 'detrImqnt qv] - в ущерб чему-л.</text:p>
          </table:table-cell>
        </table:table-row>
        <table:table-row table:style-name="ro1">
          <table:table-cell office:value-type="string" calcext:value-type="string">
            <text:p>devastating ['devqsteItIN] - опустошительный, разрушительный</text:p>
          </table:table-cell>
        </table:table-row>
        <table:table-row table:style-name="ro1">
          <table:table-cell office:value-type="string" calcext:value-type="string">
            <text:p>developing countries [dI'velqpIN 'kAntrIz] - развивающиеся страны</text:p>
          </table:table-cell>
        </table:table-row>
        <table:table-row table:style-name="ro1">
          <table:table-cell office:value-type="string" calcext:value-type="string">
            <text:p>direct [dI'rekt] [daI'rekt] - прямой, непосредственный</text:p>
          </table:table-cell>
        </table:table-row>
        <table:table-row table:style-name="ro1">
          <table:table-cell office:value-type="string" calcext:value-type="string">
            <text:p>direct relationship [dI'rekt rI'leIS(q)nSIp] - прямая связь</text:p>
          </table:table-cell>
        </table:table-row>
        <table:table-row table:style-name="ro1">
          <table:table-cell office:value-type="string" calcext:value-type="string">
            <text:p>disaster [dI'zRstq] - бедствие, катастрофа</text:p>
          </table:table-cell>
        </table:table-row>
        <table:table-row table:style-name="ro1">
          <table:table-cell office:value-type="string" calcext:value-type="string">
            <text:p>discharge [dIs'tSRdZ] - 1) уплата, выплата; 2) выполнение, исполнение</text:p>
          </table:table-cell>
        </table:table-row>
        <table:table-row table:style-name="ro1">
          <table:table-cell office:value-type="string" calcext:value-type="string">
            <text:p>disclosure [dIs'klOuZq] - раскрытие; выдача (сведений); сообщение, разглашение</text:p>
          </table:table-cell>
        </table:table-row>
        <table:table-row table:style-name="ro1">
          <table:table-cell office:value-type="string" calcext:value-type="string">
            <text:p>discrepancy [dIs'krep(q)nsI] - расхождение, несоответствие, различие</text:p>
          </table:table-cell>
        </table:table-row>
        <table:table-row table:style-name="ro1">
          <table:table-cell office:value-type="string" calcext:value-type="string">
            <text:p>disparity [dIs'pxrItI] - 1) неравенство; 2) несоответствие, диспропорция</text:p>
          </table:table-cell>
        </table:table-row>
        <table:table-row table:style-name="ro1">
          <table:table-cell office:value-type="string" calcext:value-type="string">
            <text:p>dispute settlement [dIs'pjHt 'setlmqnt] - урегулирование разногласий (разрешение конфликта двух сторон с противоположными целями, часто при помощи посредника)</text:p>
          </table:table-cell>
        </table:table-row>
        <table:table-row table:style-name="ro1">
          <table:table-cell office:value-type="string" calcext:value-type="string">
            <text:p>disruption [dIs'rApS(q)n] - 1) подрыв, срыв, крушение, крах; 2) отпадение, раскол</text:p>
          </table:table-cell>
        </table:table-row>
        <table:table-row table:style-name="ro1">
          <table:table-cell office:value-type="string" calcext:value-type="string">
            <text:p>to distribute [tu dIs'trIbju(:)t] - 1) распределять, раздавать 2) размещать 3) классифицировать 4) рассылать, распространять</text:p>
          </table:table-cell>
        </table:table-row>
        <table:table-row table:style-name="ro1">
          <table:table-cell office:value-type="string" calcext:value-type="string">
            <text:p>distribution ["dIstrI'bjHS(q)n] - 1) раздача, распределение; рассылка; 2) распределение, распространение </text:p>
          </table:table-cell>
        </table:table-row>
        <table:table-row table:style-name="ro1">
          <table:table-cell office:value-type="string" calcext:value-type="string">
            <text:p>diverse [daI'vWs] - многообразный, различный, разнообразный, разный; разнотипный</text:p>
          </table:table-cell>
        </table:table-row>
        <table:table-row table:style-name="ro1">
          <table:table-cell office:value-type="string" calcext:value-type="string">
            <text:p>dividend ['dIvIdend] - дивиденд (часть прибыли компании, которая распределяется среди акционеров; может распределяться в форме дополнительных денежных средств или акций)</text:p>
          </table:table-cell>
        </table:table-row>
        <table:table-row table:style-name="ro1">
          <table:table-cell office:value-type="string" calcext:value-type="string">
            <text:p>domestic currency [dOu'mestIk 'kAr(q)nsI] - местная (национальная, отечественная) валюта</text:p>
          </table:table-cell>
        </table:table-row>
        <table:table-row table:style-name="ro1">
          <table:table-cell office:value-type="string" calcext:value-type="string">
            <text:p>to drain [tu dreIn] - истощать, опустошать, выкачивать</text:p>
          </table:table-cell>
        </table:table-row>
        <table:table-row table:style-name="ro1">
          <table:table-cell office:value-type="string" calcext:value-type="string">
            <text:p>drastically ['drxstIkqlI] - решительно, радикально</text:p>
          </table:table-cell>
        </table:table-row>
        <table:table-row table:style-name="ro1">
          <table:table-cell office:value-type="string" calcext:value-type="string">
            <text:p>drawings ['drLINz] - изъятия (выплаты из чистой прибыли индивидуальному предпринимателю или участнику партнерства, аналогичные дивидендам в акционерной компании)</text:p>
          </table:table-cell>
        </table:table-row>
        <table:table-row table:style-name="ro1">
          <table:table-cell office:value-type="string" calcext:value-type="string">
            <text:p>to earn [tu Wn] - 1) зарабатывать; 2) заслуживать</text:p>
          </table:table-cell>
        </table:table-row>
        <table:table-row table:style-name="ro1">
          <table:table-cell office:value-type="string" calcext:value-type="string">
            <text:p>economic activity ["Jkq'nOmIk xk'tIvItI] - деловая активность</text:p>
          </table:table-cell>
        </table:table-row>
        <table:table-row table:style-name="ro1">
          <table:table-cell office:value-type="string" calcext:value-type="string">
            <text:p>economic development ["Jkq'nOmIk dI'velqpmqnt] - экономическое развитие</text:p>
          </table:table-cell>
        </table:table-row>
        <table:table-row table:style-name="ro1">
          <table:table-cell office:value-type="string" calcext:value-type="string">
            <text:p>economic sanctions ["Jkq'nOmIk 'sxNkS(q)nz] - экономические санкции</text:p>
          </table:table-cell>
        </table:table-row>
        <table:table-row table:style-name="ro1">
          <table:table-cell office:value-type="string" calcext:value-type="string">
            <text:p>economics ["Jkq'nOmIks] - экономика, народное хозяйство, экономическая наука, политическая экономия, хозяйственная жизнь</text:p>
          </table:table-cell>
        </table:table-row>
        <table:table-row table:style-name="ro1">
          <table:table-cell office:value-type="string" calcext:value-type="string">
            <text:p>in effect [In I'fekt] - в действительности, в сущности, на самом деле</text:p>
          </table:table-cell>
        </table:table-row>
        <table:table-row table:style-name="ro1">
          <table:table-cell office:value-type="string" calcext:value-type="string">
            <text:p>effort ['efqt] - усилие, напряжение, попытка</text:p>
          </table:table-cell>
        </table:table-row>
        <table:table-row table:style-name="ro1">
          <table:table-cell office:value-type="string" calcext:value-type="string">
            <text:p>egalitarian [I"gxlI'tFqrIqn] - поборник равноправия, эгалитарист</text:p>
          </table:table-cell>
        </table:table-row>
        <table:table-row table:style-name="ro1">
          <table:table-cell office:value-type="string" calcext:value-type="string">
            <text:p>electoral rights [I'lekt(q)r(q)l raIts] - избирательные права</text:p>
          </table:table-cell>
        </table:table-row>
        <table:table-row table:style-name="ro1">
          <table:table-cell office:value-type="string" calcext:value-type="string">
            <text:p>embargo [em'bRgOu] - эмбарго, запрещение, запрет</text:p>
          </table:table-cell>
        </table:table-row>
        <table:table-row table:style-name="ro1">
          <table:table-cell office:value-type="string" calcext:value-type="string">
            <text:p>to embody [tu Im'bOdI] - 1) воплощать в жизнь, олицетворять, заключать в себе, содержать; 2) объединяться, сливаться (в акционерное общество)</text:p>
          </table:table-cell>
        </table:table-row>
        <table:table-row table:style-name="ro1">
          <table:table-cell office:value-type="string" calcext:value-type="string">
            <text:p>emergence [I'mWdZ(q)ns] - появление, выход</text:p>
          </table:table-cell>
        </table:table-row>
        <table:table-row table:style-name="ro1">
          <table:table-cell office:value-type="string" calcext:value-type="string">
            <text:p>employer [Im'plOIq] - предприниматель, наниматель, работодатель</text:p>
          </table:table-cell>
        </table:table-row>
        <table:table-row table:style-name="ro1">
          <table:table-cell office:value-type="string" calcext:value-type="string">
            <text:p>to encourage [tu In'kArIdZ] - поощрять, содействовать</text:p>
          </table:table-cell>
        </table:table-row>
        <table:table-row table:style-name="ro1">
          <table:table-cell office:value-type="string" calcext:value-type="string">
            <text:p>to enforce [In'fLs] - 1) принуждать, заставлять, взыскивать, настаивать; 2) вводить в действие (закон и т. п.), приводить в исполнение</text:p>
          </table:table-cell>
        </table:table-row>
        <table:table-row table:style-name="ro1">
          <table:table-cell office:value-type="string" calcext:value-type="string">
            <text:p>enforceable [In'fLsqbl] - 1) имеющий исковую силу; 2) могущий быть принудительно осуществлённым в судебном порядке; 3) обеспеченный правовой санкцией</text:p>
          </table:table-cell>
        </table:table-row>
        <table:table-row table:style-name="ro1">
          <table:table-cell office:value-type="string" calcext:value-type="string">
            <text:p>enforcement [In'fLsmqnt] - принуждение, взыскание, давление</text:p>
          </table:table-cell>
        </table:table-row>
        <table:table-row table:style-name="ro1">
          <table:table-cell office:value-type="string" calcext:value-type="string">
            <text:p>to engage [tu In'geIdZ] - 1) нанимать (проводника, адвоката, прислугу); 2) заниматься чем-л. (in/on/with); 3) обязываться (oneself)</text:p>
          </table:table-cell>
        </table:table-row>
        <table:table-row table:style-name="ro1">
          <table:table-cell office:value-type="string" calcext:value-type="string">
            <text:p>to enhance [tu In'hRns] - повышать (цену, качество, авторитет, значение), увеличивать, усиливать, усугублять</text:p>
          </table:table-cell>
        </table:table-row>
        <table:table-row table:style-name="ro1">
          <table:table-cell office:value-type="string" calcext:value-type="string">
            <text:p>enormous [I'nLmqs] - громадный, гигантский, обширный, огромный</text:p>
          </table:table-cell>
        </table:table-row>
        <table:table-row table:style-name="ro1">
          <table:table-cell office:value-type="string" calcext:value-type="string">
            <text:p>enterprise ['entqpraIz] - 1) предприятие (смелое, рискованное); 2) промышленное предприятие; 5) завод, фабрика</text:p>
          </table:table-cell>
        </table:table-row>
        <table:table-row table:style-name="ro1">
          <table:table-cell office:value-type="string" calcext:value-type="string">
            <text:p>entitlement [In'taItlmqnt] - 1) право на что-л.; 2) документ о праве; 3) предоставление права</text:p>
          </table:table-cell>
        </table:table-row>
        <table:table-row table:style-name="ro1">
          <table:table-cell office:value-type="string" calcext:value-type="string">
            <text:p>entity ['entItI] - 1) экономический субъект, экономическая единица; 2) юридическая [организационно-правовая] форма (организации компании; напр. акционерное общество, товарищество)</text:p>
          </table:table-cell>
        </table:table-row>
        <table:table-row table:style-name="ro1">
          <table:table-cell office:value-type="string" calcext:value-type="string">
            <text:p>entrepreneurship ["Ontrqprq'nWSIp] - предпринимательство </text:p>
          </table:table-cell>
        </table:table-row>
        <table:table-row table:style-name="ro1">
          <table:table-cell office:value-type="string" calcext:value-type="string">
            <text:p>equity ['ekwItI]  - собственный капитал, собственные средства </text:p>
          </table:table-cell>
        </table:table-row>
        <table:table-row table:style-name="ro1">
          <table:table-cell office:value-type="string" calcext:value-type="string">
            <text:p>established [Is'txblISt] - 1) учрежденный; установленный; 2) признанный </text:p>
          </table:table-cell>
        </table:table-row>
        <table:table-row table:style-name="ro1">
          <table:table-cell office:value-type="string" calcext:value-type="string">
            <text:p>establishment [Is'txblISmqnt] - 1) основание, введение, учреждение; 2) заведение, предприятие; 3) утвержденные штаты, штатное расписание; 4) весь государственный строй</text:p>
          </table:table-cell>
        </table:table-row>
        <table:table-row table:style-name="ro1">
          <table:table-cell office:value-type="string" calcext:value-type="string">
            <text:p>European Central Bank ["juqrq'pI(:)qn 'sentr(q)l bxNk] - Европейский центральный банк (общеевропейский центральный банк, созданный в 1998 г. странами-членами ЕС для управления единой европейской валютой)</text:p>
          </table:table-cell>
        </table:table-row>
        <table:table-row table:style-name="ro1">
          <table:table-cell office:value-type="string" calcext:value-type="string">
            <text:p>European Economic Community ["juqrq'pI(:)qn "Jkq'nOmIk kq'mjHnItI] - Европейское экономическое сообщество (группа западноевропейских государств (Бельгия, Великобритания, Греция, Дания, Ирландия, Испания, Италия, Люксембург, Нидерланды, Португалия, Франция, Германия), объединившихся в экономический союз в 1957)</text:p>
          </table:table-cell>
        </table:table-row>
        <table:table-row table:style-name="ro1">
          <table:table-cell office:value-type="string" calcext:value-type="string">
            <text:p>European Investment Bank ["juqrq'pI(:)qn In'vestmqnt bxNk] - Европейский инвестиционный банк</text:p>
          </table:table-cell>
        </table:table-row>
        <table:table-row table:style-name="ro1">
          <table:table-cell office:value-type="string" calcext:value-type="string">
            <text:p>European Union ["juqrq'pI(:)qn 'jHnIqn] - Европейский союз (экономическая ассоциация 12-ти стран Европы, основанная 1 ноября 1993 г. </text:p>
          </table:table-cell>
        </table:table-row>
        <table:table-row table:style-name="ro1">
          <table:table-cell office:value-type="string" calcext:value-type="string">
            <text:p>evaluating [I'vxljueItIN] - оценивание</text:p>
          </table:table-cell>
        </table:table-row>
        <table:table-row table:style-name="ro1">
          <table:table-cell office:value-type="string" calcext:value-type="string">
            <text:p>evidence ['evId(q)ns] - 1) основание; 2) данные, факты; 3) доказательство</text:p>
          </table:table-cell>
        </table:table-row>
        <table:table-row table:style-name="ro1">
          <table:table-cell office:value-type="string" calcext:value-type="string">
            <text:p>to evidence [tu 'evId(q)ns] - 1) служить доказательством, показывать; 2) удостоверять, свидетельствовать, подтверждать; 3) давать показания, выступать свидетелем</text:p>
          </table:table-cell>
        </table:table-row>
        <table:table-row table:style-name="ro1">
          <table:table-cell office:value-type="string" calcext:value-type="string">
            <text:p>to exact [tu Ig'zxkt] - 1) требовать (настоятельно); 2) добиваться; 3) взыскивать</text:p>
          </table:table-cell>
        </table:table-row>
        <table:table-row table:style-name="ro1">
          <table:table-cell office:value-type="string" calcext:value-type="string">
            <text:p>to exaggerate [tu Ig'zxdZqreIt] - 1) преувеличивать, усложнять; 2) чрезмерно увеличивать</text:p>
          </table:table-cell>
        </table:table-row>
        <table:table-row table:style-name="ro1">
          <table:table-cell office:value-type="string" calcext:value-type="string">
            <text:p>to examine [tu Ig'zxmIn] - 1) изучать, исследовать; 2) рассматривать; 3) проверять</text:p>
          </table:table-cell>
        </table:table-row>
        <table:table-row table:style-name="ro1">
          <table:table-cell office:value-type="string" calcext:value-type="string">
            <text:p>to exceed [tu Ik'sJd] - превышать, превосходить</text:p>
          </table:table-cell>
        </table:table-row>
        <table:table-row table:style-name="ro1">
          <table:table-cell office:value-type="string" calcext:value-type="string">
            <text:p>excess [Ik'ses] - избыток, излишек</text:p>
          </table:table-cell>
        </table:table-row>
        <table:table-row table:style-name="ro1">
          <table:table-cell office:value-type="string" calcext:value-type="string">
            <text:p>exchange rates [Iks'tSeIndZ reIts] - валютные курсы, курсы обмена валют</text:p>
          </table:table-cell>
        </table:table-row>
        <table:table-row table:style-name="ro1">
          <table:table-cell office:value-type="string" calcext:value-type="string">
            <text:p>excise tax [ek'saIz txks] - акцизный сбор (сбор или налог, которым облагаются определенные товары)</text:p>
          </table:table-cell>
        </table:table-row>
        <table:table-row table:style-name="ro1">
          <table:table-cell office:value-type="string" calcext:value-type="string">
            <text:p>to exhibit [tu Ig'zIbIt] - показывать, демонстрировать</text:p>
          </table:table-cell>
        </table:table-row>
        <table:table-row table:style-name="ro1">
          <table:table-cell office:value-type="string" calcext:value-type="string">
            <text:p>to expand [tu Iks'pxnd]  - 1) расширять(ся), увеличивать(ся) в объеме; 2) развивать(ся)</text:p>
          </table:table-cell>
        </table:table-row>
        <table:table-row table:style-name="ro1">
          <table:table-cell office:value-type="string" calcext:value-type="string">
            <text:p>expenditure [Iks'pendItSq] - трата, расходование, затрачивание (процесс использования ресурсов (времени, денег, усилий и т. п.)</text:p>
          </table:table-cell>
        </table:table-row>
        <table:table-row table:style-name="ro1">
          <table:table-cell office:value-type="string" calcext:value-type="string">
            <text:p>exploitative [Iks'plOItqtIv] - эксплуататорский</text:p>
          </table:table-cell>
        </table:table-row>
        <table:table-row table:style-name="ro1">
          <table:table-cell office:value-type="string" calcext:value-type="string">
            <text:p>extent [Iks'tent] - 1) размер; 2) степень, мера; 3) объем</text:p>
          </table:table-cell>
        </table:table-row>
        <table:table-row table:style-name="ro1">
          <table:table-cell office:value-type="string" calcext:value-type="string">
            <text:p>externalities ["ekstW'nxlItIz] - внешние эффекты, экстерналии (положительные или отрицательные побочные последствия производства или потребления, осуществляемого одним субъектом/субъектами, напрямую затрагивающие другого субъекта/субъектов)</text:p>
          </table:table-cell>
        </table:table-row>
        <table:table-row table:style-name="ro1">
          <table:table-cell office:value-type="string" calcext:value-type="string">
            <text:p>extra ['ekstrq] - 1) добавочный, дополнительный; 2) особый, специальный; 3) экстренный</text:p>
          </table:table-cell>
        </table:table-row>
        <table:table-row table:style-name="ro1">
          <table:table-cell office:value-type="string" calcext:value-type="string">
            <text:p>to facilitate [tu fq'sIlIteIt] - облегчать, содействовать, способствовать, продвигать</text:p>
          </table:table-cell>
        </table:table-row>
        <table:table-row table:style-name="ro1">
          <table:table-cell office:value-type="string" calcext:value-type="string">
            <text:p>famine ['fxmIn] - 1) голод, голодание; 2) острый недостаток (чего-л.)</text:p>
          </table:table-cell>
        </table:table-row>
        <table:table-row table:style-name="ro1">
          <table:table-cell office:value-type="string" calcext:value-type="string">
            <text:p>to favor (favour (UK)) [tu 'feIvq] - 1) благоприятствовать; 2) помогать; 3) поддерживать, покровительствовать; 4) оказывать предпочтение</text:p>
          </table:table-cell>
        </table:table-row>
        <table:table-row table:style-name="ro1">
          <table:table-cell office:value-type="string" calcext:value-type="string">
            <text:p>feudal ['fjHdl] - феодальный</text:p>
          </table:table-cell>
        </table:table-row>
        <table:table-row table:style-name="ro1">
          <table:table-cell office:value-type="string" calcext:value-type="string">
            <text:p>feudalism ['fjHdqlIzm] - феодализм</text:p>
          </table:table-cell>
        </table:table-row>
        <table:table-row table:style-name="ro1">
          <table:table-cell office:value-type="string" calcext:value-type="string">
            <text:p>financial accounting [faI'nxnS(q)l q'kauntIN] - финансовый учет (процесс сбора и обработки информации об экономической деятельности организации, ее ресурсах и обязательствах, завершающийся составлением финансовой отчетности)</text:p>
          </table:table-cell>
        </table:table-row>
        <table:table-row table:style-name="ro1">
          <table:table-cell office:value-type="string" calcext:value-type="string">
            <text:p>financial statement(s) [faI'nxnS(q)l 'steItmqnt(s)] - финансовый отчет</text:p>
          </table:table-cell>
        </table:table-row>
        <table:table-row table:style-name="ro1">
          <table:table-cell office:value-type="string" calcext:value-type="string">
            <text:p>financial market [faI'nxnS(q)l 'mRkIt] - финансовый рынок (обобщающий термин для рынка капиталов, денежного рынка, валютного рынка)</text:p>
          </table:table-cell>
        </table:table-row>
        <table:table-row table:style-name="ro1">
          <table:table-cell office:value-type="string" calcext:value-type="string">
            <text:p>findings ['faIndINz] - полученные данные, добытые сведения</text:p>
          </table:table-cell>
        </table:table-row>
        <table:table-row table:style-name="ro1">
          <table:table-cell office:value-type="string" calcext:value-type="string">
            <text:p>to fire [tu 'faIq] - увольнять с работы, увольнять с должности</text:p>
          </table:table-cell>
        </table:table-row>
        <table:table-row table:style-name="ro1">
          <table:table-cell office:value-type="string" calcext:value-type="string">
            <text:p>fisheries ['fISqrIz] - рыбоохранный</text:p>
          </table:table-cell>
        </table:table-row>
        <table:table-row table:style-name="ro1">
          <table:table-cell office:value-type="string" calcext:value-type="string">
            <text:p>flat [flxt] - 1) ровный, плоский; 2) одинаковый</text:p>
          </table:table-cell>
        </table:table-row>
        <table:table-row table:style-name="ro1">
          <table:table-cell office:value-type="string" calcext:value-type="string">
            <text:p>to fluctuate [tu 'flAktjueIt] - 1) колебать(ся), быть неустойчивым; 2) меняться (о ценах, спросе)</text:p>
          </table:table-cell>
        </table:table-row>
        <table:table-row table:style-name="ro1">
          <table:table-cell office:value-type="string" calcext:value-type="string">
            <text:p>to forge [tu fLdZ] - подделывать документ, изготовлять подложный документ</text:p>
          </table:table-cell>
        </table:table-row>
        <table:table-row table:style-name="ro1">
          <table:table-cell office:value-type="string" calcext:value-type="string">
            <text:p>to foster [tu 'fOstq] - благоприятствовать, поощрять, побуждать, стимулировать</text:p>
          </table:table-cell>
        </table:table-row>
        <table:table-row table:style-name="ro1">
          <table:table-cell office:value-type="string" calcext:value-type="string">
            <text:p>fraud [frLd] - обман; мошенничество</text:p>
          </table:table-cell>
        </table:table-row>
        <table:table-row table:style-name="ro1">
          <table:table-cell office:value-type="string" calcext:value-type="string">
            <text:p>free market [frJ 'mRkIt] - свободный рынок, свободная торговля</text:p>
          </table:table-cell>
        </table:table-row>
        <table:table-row table:style-name="ro1">
          <table:table-cell office:value-type="string" calcext:value-type="string">
            <text:p>to frighten [tu 'fraItn] - запугивать, устрашать</text:p>
          </table:table-cell>
        </table:table-row>
        <table:table-row table:style-name="ro1">
          <table:table-cell office:value-type="string" calcext:value-type="string">
            <text:p>full employment [ful Im'plOImqnt] - полная занятость </text:p>
          </table:table-cell>
        </table:table-row>
        <table:table-row table:style-name="ro1">
          <table:table-cell office:value-type="string" calcext:value-type="string">
            <text:p>funds [fAndz] - фонды, средства (денежные)</text:p>
          </table:table-cell>
        </table:table-row>
        <table:table-row table:style-name="ro1">
          <table:table-cell office:value-type="string" calcext:value-type="string">
            <text:p>to furnish [tu 'fWnIS] - снабжать (with); доставлять, предоставлять</text:p>
          </table:table-cell>
        </table:table-row>
        <table:table-row table:style-name="ro1">
          <table:table-cell office:value-type="string" calcext:value-type="string">
            <text:p>General Agreement on Tariffs and Trade (GATT) ['dZen(q)r(q)l q'grJmqnt On 'txrIfs qnd treId] - Генеральное соглашение о таможенных тарифах и торговле (подписано 23 странами 30.10.1947 в Женеве. В 1995 передало свои функции Всемирной торговой организации)</text:p>
          </table:table-cell>
        </table:table-row>
        <table:table-row table:style-name="ro1">
          <table:table-cell office:value-type="string" calcext:value-type="string">
            <text:p>to generate [tu 'dZenqreIt] - 1) вызывать, порождать, рождать; 2) производить, генерировать, делать</text:p>
          </table:table-cell>
        </table:table-row>
        <table:table-row table:style-name="ro1">
          <table:table-cell office:value-type="string" calcext:value-type="string">
            <text:p>goods and services [gudz qnd 'sWvIsIz] - товары и услуги</text:p>
          </table:table-cell>
        </table:table-row>
        <table:table-row table:style-name="ro1">
          <table:table-cell office:value-type="string" calcext:value-type="string">
            <text:p>to gouge [tu gaudZ] - обманывать, надувать; назначать завышенную цену</text:p>
          </table:table-cell>
        </table:table-row>
        <table:table-row table:style-name="ro1">
          <table:table-cell office:value-type="string" calcext:value-type="string">
            <text:p>governmental authorities ["gAv(q)n'mentl L'TOrItIz] - государственная власть</text:p>
          </table:table-cell>
        </table:table-row>
        <table:table-row table:style-name="ro1">
          <table:table-cell office:value-type="string" calcext:value-type="string">
            <text:p>gross domestic product (GDP) [grOus dOu'mestIk 'prOdAkt] - валовой внутренний продукт, ВВП (совокупная стоимость товаров и услуг, созданных внутри страны за определенный период (обычно за год), один из основополагающих макроэкономических показателей)</text:p>
          </table:table-cell>
        </table:table-row>
        <table:table-row table:style-name="ro1">
          <table:table-cell office:value-type="string" calcext:value-type="string">
            <text:p>guerrilla warfare [gq'rIlq 'wLfFq] - партизанская война</text:p>
          </table:table-cell>
        </table:table-row>
        <table:table-row table:style-name="ro1">
          <table:table-cell office:value-type="string" calcext:value-type="string">
            <text:p>health care [helT kFq] - здравоохранение</text:p>
          </table:table-cell>
        </table:table-row>
        <table:table-row table:style-name="ro1">
          <table:table-cell office:value-type="string" calcext:value-type="string">
            <text:p>hence [hens] - 1) значит; 2) отсюда; 3) следовательно</text:p>
          </table:table-cell>
        </table:table-row>
        <table:table-row table:style-name="ro1">
          <table:table-cell office:value-type="string" calcext:value-type="string">
            <text:p>heritage ['herItIdZ] - наследство, наследие</text:p>
          </table:table-cell>
        </table:table-row>
        <table:table-row table:style-name="ro1">
          <table:table-cell office:value-type="string" calcext:value-type="string">
            <text:p>heterogeneous ['hetqrOu'dZJnjqs] - гетерогенный, неоднородный, разнородный, разнотипный, различный</text:p>
          </table:table-cell>
        </table:table-row>
        <table:table-row table:style-name="ro1">
          <table:table-cell office:value-type="string" calcext:value-type="string">
            <text:p>hierarchical [haIq'rRkIkql] - иерархический</text:p>
          </table:table-cell>
        </table:table-row>
        <table:table-row table:style-name="ro1">
          <table:table-cell office:value-type="string" calcext:value-type="string">
            <text:p>to highlight [tu 'haIlaIt] - выдвигать на первый план</text:p>
          </table:table-cell>
        </table:table-row>
        <table:table-row table:style-name="ro1">
          <table:table-cell office:value-type="string" calcext:value-type="string">
            <text:p>Holy See ['hOulI sJ] - папский престол, святейший престол, Ватикан</text:p>
          </table:table-cell>
        </table:table-row>
        <table:table-row table:style-name="ro1">
          <table:table-cell office:value-type="string" calcext:value-type="string">
            <text:p>home rule [hOum rHl] - самоуправление, автономия</text:p>
          </table:table-cell>
        </table:table-row>
        <table:table-row table:style-name="ro1">
          <table:table-cell office:value-type="string" calcext:value-type="string">
            <text:p>homemaker ['hOum"meIkq] - хозяйка дома, мать семейства</text:p>
          </table:table-cell>
        </table:table-row>
        <table:table-row table:style-name="ro1">
          <table:table-cell office:value-type="string" calcext:value-type="string">
            <text:p>household ['haushOuld] - домашнее хозяйство, двор, дом (как предмет хозяйственных забот)</text:p>
          </table:table-cell>
        </table:table-row>
        <table:table-row table:style-name="ro1">
          <table:table-cell office:value-type="string" calcext:value-type="string">
            <text:p>human rights ['hjHmqn raIts] - права человека</text:p>
          </table:table-cell>
        </table:table-row>
        <table:table-row table:style-name="ro1">
          <table:table-cell office:value-type="string" calcext:value-type="string">
            <text:p>ills [Ilz] - невзгоды, беды, несчастья</text:p>
          </table:table-cell>
        </table:table-row>
        <table:table-row table:style-name="ro1">
          <table:table-cell office:value-type="string" calcext:value-type="string">
            <text:p>impact ['Impxkt] - 1) толчок, импульс; 2) влияние, воздействие</text:p>
          </table:table-cell>
        </table:table-row>
        <table:table-row table:style-name="ro1">
          <table:table-cell office:value-type="string" calcext:value-type="string">
            <text:p>to implement [tu ImplImqnt] - выполнять, осуществлять</text:p>
          </table:table-cell>
        </table:table-row>
        <table:table-row table:style-name="ro1">
          <table:table-cell office:value-type="string" calcext:value-type="string">
            <text:p>to impose [Im'pOuz] - 1) облагать (налогом, податью, сбором) (on/upon); 2) налагать (обязательство); 3) навязывать; 4) обманывать</text:p>
          </table:table-cell>
        </table:table-row>
        <table:table-row table:style-name="ro1">
          <table:table-cell office:value-type="string" calcext:value-type="string">
            <text:p>inaccessible ["Inxk'sesqbl] - недоступный, недосягаемый, недостижимый, неприступный</text:p>
          </table:table-cell>
        </table:table-row>
        <table:table-row table:style-name="ro1">
          <table:table-cell office:value-type="string" calcext:value-type="string">
            <text:p>incentive [In'sentIv] - 1) поощрение, стимул; 2) побуждение</text:p>
          </table:table-cell>
        </table:table-row>
        <table:table-row table:style-name="ro1">
          <table:table-cell office:value-type="string" calcext:value-type="string">
            <text:p>income ['InkAm] - доход, поступления; заработок</text:p>
          </table:table-cell>
        </table:table-row>
        <table:table-row table:style-name="ro1">
          <table:table-cell office:value-type="string" calcext:value-type="string">
            <text:p>income statement ['InkAm 'steItment] - декларация о доходах (официальный документ, содержащий сведения о доходах его автора, как правило, в целях налогообложения)</text:p>
          </table:table-cell>
        </table:table-row>
        <table:table-row table:style-name="ro1">
          <table:table-cell office:value-type="string" calcext:value-type="string">
            <text:p>income tax ['InkAm txks] - подоходный налог</text:p>
          </table:table-cell>
        </table:table-row>
        <table:table-row table:style-name="ro1">
          <table:table-cell office:value-type="string" calcext:value-type="string">
            <text:p>indigenous [In'dIdZInqs] - аборигенный, местный, туземный</text:p>
          </table:table-cell>
        </table:table-row>
        <table:table-row table:style-name="ro1">
          <table:table-cell office:value-type="string" calcext:value-type="string">
            <text:p>indirect ["IndI'rekt] - 1) непрямой; 2) косвенный</text:p>
          </table:table-cell>
        </table:table-row>
        <table:table-row table:style-name="ro1">
          <table:table-cell office:value-type="string" calcext:value-type="string">
            <text:p>to induce [tu In'djHs] - 1) побуждать, стимулировать, вызывать; 2) причинять</text:p>
          </table:table-cell>
        </table:table-row>
        <table:table-row table:style-name="ro1">
          <table:table-cell office:value-type="string" calcext:value-type="string">
            <text:p>industrial revolution [In'dAstrIql "revq'lHS(q)n] - промышленная революция</text:p>
          </table:table-cell>
        </table:table-row>
        <table:table-row table:style-name="ro1">
          <table:table-cell office:value-type="string" calcext:value-type="string">
            <text:p>inevitable [In'evItqbl] - неизбежный, неминуемый</text:p>
          </table:table-cell>
        </table:table-row>
        <table:table-row table:style-name="ro1">
          <table:table-cell office:value-type="string" calcext:value-type="string">
            <text:p>information technology ["Infq'meIS(q)n tek'nOlqdZI] (= infotech) (IT) - информационная технология (технология, связанная с созданием, обработкой, хранением, использованием, пересылкой и управлением информацией)</text:p>
          </table:table-cell>
        </table:table-row>
        <table:table-row table:style-name="ro1">
          <table:table-cell office:value-type="string" calcext:value-type="string">
            <text:p>ingot ['INgqt] - литейная форма; слиток, болванка </text:p>
          </table:table-cell>
        </table:table-row>
        <table:table-row table:style-name="ro1">
          <table:table-cell office:value-type="string" calcext:value-type="string">
            <text:p>inherent [In'hIqr(q)nt] - 1) свойственный, присущий; 2) врожденный, внутренний</text:p>
          </table:table-cell>
        </table:table-row>
        <table:table-row table:style-name="ro1">
          <table:table-cell office:value-type="string" calcext:value-type="string">
            <text:p>inheritance [In'herIt(q)ns] - наследование, наследство, наследие</text:p>
          </table:table-cell>
        </table:table-row>
        <table:table-row table:style-name="ro1">
          <table:table-cell office:value-type="string" calcext:value-type="string">
            <text:p>initial [I'nIS(q)l] - начальный, первоначальный</text:p>
          </table:table-cell>
        </table:table-row>
        <table:table-row table:style-name="ro1">
          <table:table-cell office:value-type="string" calcext:value-type="string">
            <text:p>insider trading ['In'saIdq 'treIdIN] - инсайдерные торговые операции с ценными бумагами, покупка (акций) осведомленным лицом (незаконные операции с ценными бумагами на основе внутренней информации о деятельности компании-эмитента)</text:p>
          </table:table-cell>
        </table:table-row>
        <table:table-row table:style-name="ro1">
          <table:table-cell office:value-type="string" calcext:value-type="string">
            <text:p>instant ['Instqnt] - мгновение, миг, момент </text:p>
          </table:table-cell>
        </table:table-row>
        <table:table-row table:style-name="ro1">
          <table:table-cell office:value-type="string" calcext:value-type="string">
            <text:p>to institute [tu 'InstItjHt] - 1) учреждать, вводить; 2) основывать</text:p>
          </table:table-cell>
        </table:table-row>
        <table:table-row table:style-name="ro1">
          <table:table-cell office:value-type="string" calcext:value-type="string">
            <text:p>institutionalize ["InstI'tjHSqnqlaIz] - 1) институционализировать, конституировать; 2) помещать в учреждение закрытого типа (специальную больницу, реформаторий, тюрьму)</text:p>
          </table:table-cell>
        </table:table-row>
        <table:table-row table:style-name="ro1">
          <table:table-cell office:value-type="string" calcext:value-type="string">
            <text:p>insurance [In'Suqr(q)ns] - страхование</text:p>
          </table:table-cell>
        </table:table-row>
        <table:table-row table:style-name="ro1">
          <table:table-cell office:value-type="string" calcext:value-type="string">
            <text:p>integrity [In'tegrItI] - нетронутость, неприкосновенность, целостность, полнота </text:p>
          </table:table-cell>
        </table:table-row>
        <table:table-row table:style-name="ro1">
          <table:table-cell office:value-type="string" calcext:value-type="string">
            <text:p>intellectual property ["IntI'lektjuql 'prOpqtI] - интеллектуальная собственность (подразделяется на промышленную собственность (industrial property) и работы, охраняемые авторским правом (copyrightable subject-matter))</text:p>
          </table:table-cell>
        </table:table-row>
        <table:table-row table:style-name="ro1">
          <table:table-cell office:value-type="string" calcext:value-type="string">
            <text:p>intellectual property rights ["IntI'lektjuql 'prOpqtI raIts] - права на интеллектуальную собственность (общее понятие, охватывающее права на нематериальную собственность)</text:p>
          </table:table-cell>
        </table:table-row>
        <table:table-row table:style-name="ro1">
          <table:table-cell office:value-type="string" calcext:value-type="string">
            <text:p>intended use [In'tendId jHs] - использование по назначению</text:p>
          </table:table-cell>
        </table:table-row>
        <table:table-row table:style-name="ro1">
          <table:table-cell office:value-type="string" calcext:value-type="string">
            <text:p>interest ['IntrIst] - 1) интерес, заинтересованность; 2) важность, значение; 3) доля, участие; 4) проценты (на капитал), доход </text:p>
          </table:table-cell>
        </table:table-row>
        <table:table-row table:style-name="ro1">
          <table:table-cell office:value-type="string" calcext:value-type="string">
            <text:p>interest group ['IntrIst grHp] - группа лиц, имеющих общие интересы, группа лиц, объединенная общими интересами</text:p>
          </table:table-cell>
        </table:table-row>
        <table:table-row table:style-name="ro1">
          <table:table-cell office:value-type="string" calcext:value-type="string">
            <text:p>intergovernmental organization ['Intq"gAv(q)n'mentl "LgqnaI'zeISqn] - межправительственная организация</text:p>
          </table:table-cell>
        </table:table-row>
        <table:table-row table:style-name="ro1">
          <table:table-cell office:value-type="string" calcext:value-type="string">
            <text:p>interim ['IntqrIm] - промежуточный, предварительный </text:p>
          </table:table-cell>
        </table:table-row>
        <table:table-row table:style-name="ro1">
          <table:table-cell office:value-type="string" calcext:value-type="string">
            <text:p>internal control [In'tWnl kqn'trqul] - внутренний контроль (средства и методы обеспечения эффективной деятельности организации и сохранности ее активов, используемые руководством компании)</text:p>
          </table:table-cell>
        </table:table-row>
        <table:table-row table:style-name="ro1">
          <table:table-cell office:value-type="string" calcext:value-type="string">
            <text:p>international law ["Intq(:)'nxSqnl  lL]  - международное право</text:p>
          </table:table-cell>
        </table:table-row>
        <table:table-row table:style-name="ro1">
          <table:table-cell office:value-type="string" calcext:value-type="string">
            <text:p>International Monetary Fund ["Intq(:)'nxSqnl 'mAnIt(q)rI fAnd] - Международный валютный фонд, МВФ (международная валютно-финансовая организация, учрежденная ООН в 1944 г. как орган регулирования международной валютной системы)</text:p>
          </table:table-cell>
        </table:table-row>
        <table:table-row table:style-name="ro1">
          <table:table-cell office:value-type="string" calcext:value-type="string">
            <text:p>interrogation [In"terOu'geIS(q)n] - допрос (свидетелей и подозреваемых)</text:p>
          </table:table-cell>
        </table:table-row>
        <table:table-row table:style-name="ro1">
          <table:table-cell office:value-type="string" calcext:value-type="string">
            <text:p>intervention ["Intq(:)'venS(q)n] - 1) интервенция, вмешательство; 2) посредничество; 3) валютная интервенция</text:p>
          </table:table-cell>
        </table:table-row>
        <table:table-row table:style-name="ro1">
          <table:table-cell office:value-type="string" calcext:value-type="string">
            <text:p>innovation ["InOu'veIS(q)n] - 1) новшество, нововведение; 2) рационализаторское предложение</text:p>
          </table:table-cell>
        </table:table-row>
        <table:table-row table:style-name="ro1">
          <table:table-cell office:value-type="string" calcext:value-type="string">
            <text:p>inventory ['InvqntrI] - опись, список, реестр</text:p>
          </table:table-cell>
        </table:table-row>
        <table:table-row table:style-name="ro1">
          <table:table-cell office:value-type="string" calcext:value-type="string">
            <text:p>investment fund [In'vestmqnt fAnd] - 1) инвестиционный фонд (организация, осуществляющая управление инвестированием средств своих вкладчиков (акционеров)); 2) фонд инвестиций [капиталовложений] (пул денежных средств, сформированный для осуществления инвестиционной деятельности)</text:p>
          </table:table-cell>
        </table:table-row>
        <table:table-row table:style-name="ro1">
          <table:table-cell office:value-type="string" calcext:value-type="string">
            <text:p>invoice ['InvOIs] - счет, фактура, счет-фактура, </text:p>
          </table:table-cell>
        </table:table-row>
        <table:table-row table:style-name="ro1">
          <table:table-cell office:value-type="string" calcext:value-type="string">
            <text:p>to involve [tu In'vOlv] - 1) вовлекать, включать; 2) включать в себя</text:p>
          </table:table-cell>
        </table:table-row>
        <table:table-row table:style-name="ro1">
          <table:table-cell office:value-type="string" calcext:value-type="string">
            <text:p>involvement [In'vOlvmqnt] - вовлеченность, участие (в чем-л. - in; with)</text:p>
          </table:table-cell>
        </table:table-row>
        <table:table-row table:style-name="ro1">
          <table:table-cell office:value-type="string" calcext:value-type="string">
            <text:p>issue ['ISH] - 1) выпуск, издание; 2) вопрос (проблема), спорный вопрос </text:p>
          </table:table-cell>
        </table:table-row>
        <table:table-row table:style-name="ro1">
          <table:table-cell office:value-type="string" calcext:value-type="string">
            <text:p>to issue [tu 'ISH] - 1) выпускать в обращение, издавать; 2) выписывать; 3) выставлять</text:p>
          </table:table-cell>
        </table:table-row>
        <table:table-row table:style-name="ro1">
          <table:table-cell office:value-type="string" calcext:value-type="string">
            <text:p>to join [tu dZOIn] - 1) присоединять(ся) 2) соединять(ся) 3) вступать в члены</text:p>
          </table:table-cell>
        </table:table-row>
        <table:table-row table:style-name="ro1">
          <table:table-cell office:value-type="string" calcext:value-type="string">
            <text:p>judgment ['dZAdZmqnt] - 1) присуждение; 2) суждение; 3) усмотрение</text:p>
          </table:table-cell>
        </table:table-row>
        <table:table-row table:style-name="ro1">
          <table:table-cell office:value-type="string" calcext:value-type="string">
            <text:p>in kind [In kaInd] - натуральный (в форме товаров или услуг, а не денег)</text:p>
          </table:table-cell>
        </table:table-row>
        <table:table-row table:style-name="ro1">
          <table:table-cell office:value-type="string" calcext:value-type="string">
            <text:p>to label [tu 'leIbl] - 1) прикреплять ярлык, этикетку, навешивать бирку и т. п.; 2) категоризировать, относить к какой-л. категории; приклеивать, навешивать ярлык (as)</text:p>
          </table:table-cell>
        </table:table-row>
        <table:table-row table:style-name="ro1">
          <table:table-cell office:value-type="string" calcext:value-type="string">
            <text:p>labor (US) (labour (UK)) ['leIbq] - труд, работа </text:p>
          </table:table-cell>
        </table:table-row>
        <table:table-row table:style-name="ro1">
          <table:table-cell office:value-type="string" calcext:value-type="string">
            <text:p>laborer ['leIbqrq] - неквалифицированный рабочий</text:p>
          </table:table-cell>
        </table:table-row>
        <table:table-row table:style-name="ro1">
          <table:table-cell office:value-type="string" calcext:value-type="string">
            <text:p>latitude ['lxtItjHd] - 1) широта; 2) свобода, терпимость; 3) обширность</text:p>
          </table:table-cell>
        </table:table-row>
        <table:table-row table:style-name="ro1">
          <table:table-cell office:value-type="string" calcext:value-type="string">
            <text:p>law [lL] - закон</text:p>
          </table:table-cell>
        </table:table-row>
        <table:table-row table:style-name="ro1">
          <table:table-cell office:value-type="string" calcext:value-type="string">
            <text:p>to lay out the principles [tu leI aut Dq 'prInsqplz] - изложить принципы</text:p>
          </table:table-cell>
        </table:table-row>
        <table:table-row table:style-name="ro1">
          <table:table-cell office:value-type="string" calcext:value-type="string">
            <text:p>to lease [tu lJs] - 1) сдавать внаем, в аренду; 2) брать внаем, в аренду</text:p>
          </table:table-cell>
        </table:table-row>
        <table:table-row table:style-name="ro1">
          <table:table-cell office:value-type="string" calcext:value-type="string">
            <text:p>legal entity ['lIg(q)l 'entItI] - юридическое лицо</text:p>
          </table:table-cell>
        </table:table-row>
        <table:table-row table:style-name="ro1">
          <table:table-cell office:value-type="string" calcext:value-type="string">
            <text:p>legal recognition ['lJg(q)l "rekqg'nIS(q)n] - юридическое признание, судебное признание</text:p>
          </table:table-cell>
        </table:table-row>
        <table:table-row table:style-name="ro1">
          <table:table-cell office:value-type="string" calcext:value-type="string">
            <text:p>legal sense ['lJg(q)l sens] - юридический смысл</text:p>
          </table:table-cell>
        </table:table-row>
        <table:table-row table:style-name="ro1">
          <table:table-cell office:value-type="string" calcext:value-type="string">
            <text:p>legal system ['lJg(q)l 'sIstIm] - 1) правовая система; 2) судебная система</text:p>
          </table:table-cell>
        </table:table-row>
        <table:table-row table:style-name="ro1">
          <table:table-cell office:value-type="string" calcext:value-type="string">
            <text:p>legal tender ['lJg(q)l 'tendq] - законное платежное средство</text:p>
          </table:table-cell>
        </table:table-row>
        <table:table-row table:style-name="ro1">
          <table:table-cell office:value-type="string" calcext:value-type="string">
            <text:p>legitimate [lI'dZItImIt] - 1) законный; 2) правильный</text:p>
          </table:table-cell>
        </table:table-row>
        <table:table-row table:style-name="ro1">
          <table:table-cell office:value-type="string" calcext:value-type="string">
            <text:p>levy ['levI] - 1) сбор; 2) налог; 3) взимание (налогов); 4) обложение (налогами)</text:p>
          </table:table-cell>
        </table:table-row>
        <table:table-row table:style-name="ro1">
          <table:table-cell office:value-type="string" calcext:value-type="string">
            <text:p>liabilities ["laIq'bIlItIz] - долги, денежные обязательства, задолженность</text:p>
          </table:table-cell>
        </table:table-row>
        <table:table-row table:style-name="ro1">
          <table:table-cell office:value-type="string" calcext:value-type="string">
            <text:p>life expectancy [laIf Iks'pekt(q)nsI] - средняя продолжительность жизни</text:p>
          </table:table-cell>
        </table:table-row>
        <table:table-row table:style-name="ro1">
          <table:table-cell office:value-type="string" calcext:value-type="string">
            <text:p>to liquidate [tu 'lIkwIdeIt] - 1) ликвидировать (напр., предприятие); 2) частично выплатить долги; 3) оплатить, погасить (долг)</text:p>
          </table:table-cell>
        </table:table-row>
        <table:table-row table:style-name="ro1">
          <table:table-cell office:value-type="string" calcext:value-type="string">
            <text:p>loan [lOun] - заем, ссуда, кредит </text:p>
          </table:table-cell>
        </table:table-row>
        <table:table-row table:style-name="ro1">
          <table:table-cell office:value-type="string" calcext:value-type="string">
            <text:p>loss [lOs] - убыток</text:p>
          </table:table-cell>
        </table:table-row>
        <table:table-row table:style-name="ro1">
          <table:table-cell office:value-type="string" calcext:value-type="string">
            <text:p>Maastricht treaty [mR'strIht 'trJtI] - Маастрихтский договор (договор об образовании Европейского союза, подписанный 7 февраля 1992 г.б представляет собой развитие и углубление положений римского договора 1957 г.)</text:p>
          </table:table-cell>
        </table:table-row>
        <table:table-row table:style-name="ro1">
          <table:table-cell office:value-type="string" calcext:value-type="string">
            <text:p>machinery [mq'SJnqrI] - 1) машинное оборудование, машины, детали машины; 2) механизм; 3) аппарат (государственный и т. п.)</text:p>
          </table:table-cell>
        </table:table-row>
        <table:table-row table:style-name="ro1">
          <table:table-cell office:value-type="string" calcext:value-type="string">
            <text:p>macroeconomics ["mxkrOuIkq'nOmIks] - макроэкономика </text:p>
          </table:table-cell>
        </table:table-row>
        <table:table-row table:style-name="ro1">
          <table:table-cell office:value-type="string" calcext:value-type="string">
            <text:p>magnitude ['mxgnItjHd] - 1) величина, размеры; 2) значение</text:p>
          </table:table-cell>
        </table:table-row>
        <table:table-row table:style-name="ro1">
          <table:table-cell office:value-type="string" calcext:value-type="string">
            <text:p>mainstream ['meInstrJm] - основное направление, главная линия, господствующая тенденция</text:p>
          </table:table-cell>
        </table:table-row>
        <table:table-row table:style-name="ro1">
          <table:table-cell office:value-type="string" calcext:value-type="string">
            <text:p>management ['mxnIdZmqnt] - 1) управление, руководство, заведование; 2) администрация; 3) дирекция; 4) регулирование</text:p>
          </table:table-cell>
        </table:table-row>
        <table:table-row table:style-name="ro1">
          <table:table-cell office:value-type="string" calcext:value-type="string">
            <text:p>mandatory ['mxndqt(q)rI] - обязательный</text:p>
          </table:table-cell>
        </table:table-row>
        <table:table-row table:style-name="ro1">
          <table:table-cell office:value-type="string" calcext:value-type="string">
            <text:p>manufacturer ["mxnju'fxktS(q)rq] - 1) фабрикант; 2) заводчик; 3) предприниматель; 4) промышленник; 5) изготовитель</text:p>
          </table:table-cell>
        </table:table-row>
        <table:table-row table:style-name="ro1">
          <table:table-cell office:value-type="string" calcext:value-type="string">
            <text:p>market place ['mRkIt pleIs] - 1) рынок; базарная площадь (место для проведения торговли); 2) сфера торговли (область экономической деятельности, характеризующаяся куплей-продажей товаров (услуг))</text:p>
          </table:table-cell>
        </table:table-row>
        <table:table-row table:style-name="ro1">
          <table:table-cell office:value-type="string" calcext:value-type="string">
            <text:p>markup ['mRkAp] - 1) наценка (надбавка розничного продавца к оптовой цене товара); 2) надбавка (разница между затратами на производство продукта и ценой, которую устанавливает фирма)</text:p>
          </table:table-cell>
        </table:table-row>
        <table:table-row table:style-name="ro1">
          <table:table-cell office:value-type="string" calcext:value-type="string">
            <text:p>means of payment [mJnz qv 'peImqnt] - платежные средства</text:p>
          </table:table-cell>
        </table:table-row>
        <table:table-row table:style-name="ro1">
          <table:table-cell office:value-type="string" calcext:value-type="string">
            <text:p>means of production [mJnz Ov prq'dAkS(q)n] - средства производства</text:p>
          </table:table-cell>
        </table:table-row>
        <table:table-row table:style-name="ro1">
          <table:table-cell office:value-type="string" calcext:value-type="string">
            <text:p>by means of [baI mJnz qv] - посредством</text:p>
          </table:table-cell>
        </table:table-row>
        <table:table-row table:style-name="ro1">
          <table:table-cell office:value-type="string" calcext:value-type="string">
            <text:p>measure ['meZq] - 1) мера, мерило, критерий; 2) масштаб; 3) степень; 4) предел; 5) мероприятие</text:p>
          </table:table-cell>
        </table:table-row>
        <table:table-row table:style-name="ro1">
          <table:table-cell office:value-type="string" calcext:value-type="string">
            <text:p>medieval ["medI'Jv(q)l] - средневековый</text:p>
          </table:table-cell>
        </table:table-row>
        <table:table-row table:style-name="ro1">
          <table:table-cell office:value-type="string" calcext:value-type="string">
            <text:p>to meet the needs [tu mJt Dq nJdz] - удовлетворять требования</text:p>
          </table:table-cell>
        </table:table-row>
        <table:table-row table:style-name="ro1">
          <table:table-cell office:value-type="string" calcext:value-type="string">
            <text:p>microeconomics ["maIkrOuIkq'nOmIks] - микроэкономика </text:p>
          </table:table-cell>
        </table:table-row>
        <table:table-row table:style-name="ro1">
          <table:table-cell office:value-type="string" calcext:value-type="string">
            <text:p>Middle East ['mIdl Jst] - Ближний Восток</text:p>
          </table:table-cell>
        </table:table-row>
        <table:table-row table:style-name="ro1">
          <table:table-cell office:value-type="string" calcext:value-type="string">
            <text:p>militant ['mIlIt(q)nt] - активист, борец</text:p>
          </table:table-cell>
        </table:table-row>
        <table:table-row table:style-name="ro1">
          <table:table-cell office:value-type="string" calcext:value-type="string">
            <text:p>minimum wage ['mInImqm weIdZ] - минимальная заработная плата</text:p>
          </table:table-cell>
        </table:table-row>
        <table:table-row table:style-name="ro1">
          <table:table-cell office:value-type="string" calcext:value-type="string">
            <text:p>ministerial meeting ["mInIs'tIqrIql 'mJtIN] - совещание или встреча на уровне министров</text:p>
          </table:table-cell>
        </table:table-row>
        <table:table-row table:style-name="ro1">
          <table:table-cell office:value-type="string" calcext:value-type="string">
            <text:p>to misguide [tu 'mIs'gaId] - 1) неправильно направлять; 2) вводить в заблуждение</text:p>
          </table:table-cell>
        </table:table-row>
        <table:table-row table:style-name="ro1">
          <table:table-cell office:value-type="string" calcext:value-type="string">
            <text:p>to mitigate [tu 'mItIgeIt] - смягчать, уменьшать (строгость, суровость; наказание), умерять, сдерживать (жар, пыл), облегчать (боль, страдание)</text:p>
          </table:table-cell>
        </table:table-row>
        <table:table-row table:style-name="ro1">
          <table:table-cell office:value-type="string" calcext:value-type="string">
            <text:p>mixed economy [mIkst I(:)'kOnqmI] - смешанная экономика</text:p>
          </table:table-cell>
        </table:table-row>
        <table:table-row table:style-name="ro1">
          <table:table-cell office:value-type="string" calcext:value-type="string">
            <text:p>monetary policy ['mAnIt(q)rI 'pOlIsI] - денежно-кредитная [денежная, монетарная] политика (проводится монетарными властями и связана с управлением динамикой денежной массы и процентными ставками)</text:p>
          </table:table-cell>
        </table:table-row>
        <table:table-row table:style-name="ro1">
          <table:table-cell office:value-type="string" calcext:value-type="string">
            <text:p>monopoly [mq'nOpqlI] - монополия </text:p>
          </table:table-cell>
        </table:table-row>
        <table:table-row table:style-name="ro1">
          <table:table-cell office:value-type="string" calcext:value-type="string">
            <text:p>monopsony [mq'nOpsqnI] - монопсония, монополия покупателя </text:p>
          </table:table-cell>
        </table:table-row>
        <table:table-row table:style-name="ro1">
          <table:table-cell office:value-type="string" calcext:value-type="string">
            <text:p>most favoured nation [mOust 'feIvqd 'neIS(q)n] - наиболее благоприятствуемая нация, государство, на которое распространён режим наибольшего благоприятствования</text:p>
          </table:table-cell>
        </table:table-row>
        <table:table-row table:style-name="ro1">
          <table:table-cell office:value-type="string" calcext:value-type="string">
            <text:p>movement of capital ['mHvmqnt qv 'kxpItl] - обращение капитала</text:p>
          </table:table-cell>
        </table:table-row>
        <table:table-row table:style-name="ro1">
          <table:table-cell office:value-type="string" calcext:value-type="string">
            <text:p>multinational corporation ['mAltI'nxSqnl "kLpq'reIS(q)n] - многонациональная корпорация</text:p>
          </table:table-cell>
        </table:table-row>
        <table:table-row table:style-name="ro1">
          <table:table-cell office:value-type="string" calcext:value-type="string">
            <text:p>mutually beneficial ['mjHtjuqlI "benI'fIS(q)l] - взаимовыгодный</text:p>
          </table:table-cell>
        </table:table-row>
        <table:table-row table:style-name="ro1">
          <table:table-cell office:value-type="string" calcext:value-type="string">
            <text:p>nation-state ['neIS(q)n steIt] - государство-нация, национальное государство</text:p>
          </table:table-cell>
        </table:table-row>
        <table:table-row table:style-name="ro1">
          <table:table-cell office:value-type="string" calcext:value-type="string">
            <text:p>national market ['nxSqnl 'mRkIt] = domestic market [dOu'mestIk 'mRkIt] - внутренний рынок, национальный рынок (рынок страны, в которой находится производитель)</text:p>
          </table:table-cell>
        </table:table-row>
        <table:table-row table:style-name="ro1">
          <table:table-cell office:value-type="string" calcext:value-type="string">
            <text:p>natural person ['nxtSr(q)l 'pWsn] - физическое лицо (правовое понятие, призванное отличить человека (индивида) как субъекта права от другой категории субъектов права – юридических лиц)</text:p>
          </table:table-cell>
        </table:table-row>
        <table:table-row table:style-name="ro1">
          <table:table-cell office:value-type="string" calcext:value-type="string">
            <text:p>natural rate of unemployment ['nxtSr(q)l reIt  qv 'AnIm'plOImqnt] - естественный уровень безработицы </text:p>
          </table:table-cell>
        </table:table-row>
        <table:table-row table:style-name="ro1">
          <table:table-cell office:value-type="string" calcext:value-type="string">
            <text:p>negotiating [nI'gOuSIeItIN] - ведение переговоров о купле-продаже</text:p>
          </table:table-cell>
        </table:table-row>
        <table:table-row table:style-name="ro1">
          <table:table-cell office:value-type="string" calcext:value-type="string">
            <text:p>net loss [net lOs] - чистый убыток, чистые потери (сумма, на которую общая сумма расходов превышает общую сумму доходов за данный отчетный период)</text:p>
          </table:table-cell>
        </table:table-row>
        <table:table-row table:style-name="ro1">
          <table:table-cell office:value-type="string" calcext:value-type="string">
            <text:p>net profit [net 'prOfIt] - чистая прибыль</text:p>
          </table:table-cell>
        </table:table-row>
        <table:table-row table:style-name="ro1">
          <table:table-cell office:value-type="string" calcext:value-type="string">
            <text:p>non-profit organization ["nOn'prOfIt "LgqnaI'zeISqn] - некоммерческая организация</text:p>
          </table:table-cell>
        </table:table-row>
        <table:table-row table:style-name="ro1">
          <table:table-cell office:value-type="string" calcext:value-type="string">
            <text:p>note [nOut] - банковский билет, банкнота</text:p>
          </table:table-cell>
        </table:table-row>
        <table:table-row table:style-name="ro1">
          <table:table-cell office:value-type="string" calcext:value-type="string">
            <text:p>notion ['nOuS(q)n] - 1) понятие, представление, идея; 2) взгляд, мнение, точка зрения</text:p>
          </table:table-cell>
        </table:table-row>
        <table:table-row table:style-name="ro1">
          <table:table-cell office:value-type="string" calcext:value-type="string">
            <text:p>novel ['nOv(q)l] - новый; оригинальный, нестандартный</text:p>
          </table:table-cell>
        </table:table-row>
        <table:table-row table:style-name="ro1">
          <table:table-cell office:value-type="string" calcext:value-type="string">
            <text:p>objective [qb'dZektIv] - цель, задача, задание</text:p>
          </table:table-cell>
        </table:table-row>
        <table:table-row table:style-name="ro1">
          <table:table-cell office:value-type="string" calcext:value-type="string">
            <text:p>to obligate ['OblIgeIt] - обязывать, связывать обязательством (моральным, вытекающим из контракта и т. д.)</text:p>
          </table:table-cell>
        </table:table-row>
        <table:table-row table:style-name="ro1">
          <table:table-cell office:value-type="string" calcext:value-type="string">
            <text:p>obligation ["OblI'geIS(q)n] - обязательство, долг, обязанность (ответственность за выполнение какого-л. действия, выплату денежной суммы в надлежащий срок и т. п.)</text:p>
          </table:table-cell>
        </table:table-row>
        <table:table-row table:style-name="ro1">
          <table:table-cell office:value-type="string" calcext:value-type="string">
            <text:p>obtaining [qb'teInIN] - получение, достижение</text:p>
          </table:table-cell>
        </table:table-row>
        <table:table-row table:style-name="ro1">
          <table:table-cell office:value-type="string" calcext:value-type="string">
            <text:p>Ombudsman ['Ombdzmqn] - омбудсмен (парламентский уполномоченный по административным вопросам, в круг его обязанностей входит расследование жалоб частных лиц на работу государственных учреждений)</text:p>
          </table:table-cell>
        </table:table-row>
        <table:table-row table:style-name="ro1">
          <table:table-cell office:value-type="string" calcext:value-type="string">
            <text:p>oppression [q'preS(q)n] - гнет, иго, притеснение, угнетение</text:p>
          </table:table-cell>
        </table:table-row>
        <table:table-row table:style-name="ro1">
          <table:table-cell office:value-type="string" calcext:value-type="string">
            <text:p>to ordain [tu L'deIn] - устанавливать в законодательном порядке, предписывать</text:p>
          </table:table-cell>
        </table:table-row>
        <table:table-row table:style-name="ro1">
          <table:table-cell office:value-type="string" calcext:value-type="string">
            <text:p>order ['Ldq] - 1) приказ; приказание; распоряжение; инструкция; предписание; команда; 2) финансовое требование (требование выплатить какую-л. сумму на основании документа (напр. векселя, чека))</text:p>
          </table:table-cell>
        </table:table-row>
        <table:table-row table:style-name="ro1">
          <table:table-cell office:value-type="string" calcext:value-type="string">
            <text:p>output ['autput] - 1) выпуск; 2) продукция; 3) производство, выработка, добыча; 4) производительность; 5) мощность, объем производства</text:p>
          </table:table-cell>
        </table:table-row>
        <table:table-row table:style-name="ro1">
          <table:table-cell office:value-type="string" calcext:value-type="string">
            <text:p>outsider ['aut'saIdq] - постороннее лицо, человек, не принадлежащий к данному кругу, чужой</text:p>
          </table:table-cell>
        </table:table-row>
        <table:table-row table:style-name="ro1">
          <table:table-cell office:value-type="string" calcext:value-type="string">
            <text:p>to overproduce [tu 'Ouvqprq'djHs] - производить товары в количестве, превышающем спрос, перепроизводить</text:p>
          </table:table-cell>
        </table:table-row>
        <table:table-row table:style-name="ro1">
          <table:table-cell office:value-type="string" calcext:value-type="string">
            <text:p>to oversee [tu 'Ouvq'sJ] - 1) надзирать 2) наблюдать (за)</text:p>
          </table:table-cell>
        </table:table-row>
        <table:table-row table:style-name="ro1">
          <table:table-cell office:value-type="string" calcext:value-type="string">
            <text:p>to overstate [tu 'Ouvq'steIt] - 1) завышать (цены); 2) преувеличивать</text:p>
          </table:table-cell>
        </table:table-row>
        <table:table-row table:style-name="ro1">
          <table:table-cell office:value-type="string" calcext:value-type="string">
            <text:p>oversupply ['Ouvqsq'plaI] - поставка, превышающая спрос или требование</text:p>
          </table:table-cell>
        </table:table-row>
        <table:table-row table:style-name="ro1">
          <table:table-cell office:value-type="string" calcext:value-type="string">
            <text:p>to overuse [tu "Ouvq'jHz] - чрезмерно, слишком долго использовать, злоупотреблять</text:p>
          </table:table-cell>
        </table:table-row>
        <table:table-row table:style-name="ro1">
          <table:table-cell office:value-type="string" calcext:value-type="string">
            <text:p>to owe [tu Ou] - 1) быть должным, быть в долгу перед кем-л.; 2) быть обязанным; 3) задолжать (деньги)</text:p>
          </table:table-cell>
        </table:table-row>
        <table:table-row table:style-name="ro1">
          <table:table-cell office:value-type="string" calcext:value-type="string">
            <text:p>ownership ['OunqSIp] - 1) собственность; 2) владение; 3) право собственности</text:p>
          </table:table-cell>
        </table:table-row>
        <table:table-row table:style-name="ro1">
          <table:table-cell office:value-type="string" calcext:value-type="string">
            <text:p>to part [tu pRt] - 1) разделять(ся), отделять(ся); 2) отдавать; 3) расставаться</text:p>
          </table:table-cell>
        </table:table-row>
        <table:table-row table:style-name="ro1">
          <table:table-cell office:value-type="string" calcext:value-type="string">
            <text:p>passage ['pxsIdZ] - 1) проход, проезд; 2) путь; 3) принятие (закона)</text:p>
          </table:table-cell>
        </table:table-row>
        <table:table-row table:style-name="ro1">
          <table:table-cell office:value-type="string" calcext:value-type="string">
            <text:p>patron ['peItr(q)n] - 1) покровитель, патрон, шеф, глава, заступник, руководитель; 2) постоянный покупатель, клиент</text:p>
          </table:table-cell>
        </table:table-row>
        <table:table-row table:style-name="ro1">
          <table:table-cell office:value-type="string" calcext:value-type="string">
            <text:p>pattern ['pxtqn] - 1) образец, пример; 2) структура</text:p>
          </table:table-cell>
        </table:table-row>
        <table:table-row table:style-name="ro1">
          <table:table-cell office:value-type="string" calcext:value-type="string">
            <text:p>to pay debts [tu peI dets] - оплачивать долги, погашать задолженность</text:p>
          </table:table-cell>
        </table:table-row>
        <table:table-row table:style-name="ro1">
          <table:table-cell office:value-type="string" calcext:value-type="string">
            <text:p>per annum [pqr'xnqm] - в год, ежегодно</text:p>
          </table:table-cell>
        </table:table-row>
        <table:table-row table:style-name="ro1">
          <table:table-cell office:value-type="string" calcext:value-type="string">
            <text:p>perfect information ['pWfIkt "Infq'meIS(q)n] - полная информация </text:p>
          </table:table-cell>
        </table:table-row>
        <table:table-row table:style-name="ro1">
          <table:table-cell office:value-type="string" calcext:value-type="string">
            <text:p>performance [pq'fLmqns] - результативность, производительность, эффективность (характеристика степени эффективности использования ресурсов); результат</text:p>
          </table:table-cell>
        </table:table-row>
        <table:table-row table:style-name="ro1">
          <table:table-cell office:value-type="string" calcext:value-type="string">
            <text:p>permanent damage ['pWmqnqnt 'dxmIdZ] - невосстановимые убытки, потери</text:p>
          </table:table-cell>
        </table:table-row>
        <table:table-row table:style-name="ro1">
          <table:table-cell office:value-type="string" calcext:value-type="string">
            <text:p>perpetrator ['pWpItreItq] - злоумышленник, нарушитель, правонарушитель, преступник</text:p>
          </table:table-cell>
        </table:table-row>
        <table:table-row table:style-name="ro1">
          <table:table-cell office:value-type="string" calcext:value-type="string">
            <text:p>perpetual [pq'petSuql] - бессрочный, постоянный</text:p>
          </table:table-cell>
        </table:table-row>
        <table:table-row table:style-name="ro1">
          <table:table-cell office:value-type="string" calcext:value-type="string">
            <text:p>personal possessions ['pWsnl pq'zeS(q)nz] - личная собственность</text:p>
          </table:table-cell>
        </table:table-row>
        <table:table-row table:style-name="ro1">
          <table:table-cell office:value-type="string" calcext:value-type="string">
            <text:p>planned economy [plxnd I(:)'kOnqmI] - плановое хозяйство, плановая экономика</text:p>
          </table:table-cell>
        </table:table-row>
        <table:table-row table:style-name="ro1">
          <table:table-cell office:value-type="string" calcext:value-type="string">
            <text:p>plot [plOt] - 1) заговор; 2) участок земли</text:p>
          </table:table-cell>
        </table:table-row>
        <table:table-row table:style-name="ro1">
          <table:table-cell office:value-type="string" calcext:value-type="string">
            <text:p>plutocracy [plH'tOkrqsI] - плутократия (государственный строй, при котором власть формально и фактически принадлежит богатым)</text:p>
          </table:table-cell>
        </table:table-row>
        <table:table-row table:style-name="ro1">
          <table:table-cell office:value-type="string" calcext:value-type="string">
            <text:p>political freedom [pq'lItIk(q)l 'frJdqm] - политическая свобода</text:p>
          </table:table-cell>
        </table:table-row>
        <table:table-row table:style-name="ro1">
          <table:table-cell office:value-type="string" calcext:value-type="string">
            <text:p>Poll Tax [pOl txks] per capita tax [pW'kxpItq txks] capitation tax ["kxpI'teIS(q)n txks] - подушный избирательный налог, подушный налог</text:p>
          </table:table-cell>
        </table:table-row>
        <table:table-row table:style-name="ro1">
          <table:table-cell office:value-type="string" calcext:value-type="string">
            <text:p>pollution [pq'lHS(q)n] - загрязнение (окружающей среды)</text:p>
          </table:table-cell>
        </table:table-row>
        <table:table-row table:style-name="ro1">
          <table:table-cell office:value-type="string" calcext:value-type="string">
            <text:p>pool [pHl] - 1) объединение; 2) общий фонд; 3) пул (соглашение картельного типа между конкурентами)</text:p>
          </table:table-cell>
        </table:table-row>
        <table:table-row table:style-name="ro1">
          <table:table-cell office:value-type="string" calcext:value-type="string">
            <text:p>poverty ['pOvqtI] - бедность, нищета, нужда, скудость</text:p>
          </table:table-cell>
        </table:table-row>
        <table:table-row table:style-name="ro1">
          <table:table-cell office:value-type="string" calcext:value-type="string">
            <text:p>in practice [In 'prxktIs] - 1) на практике, на деле; 2) на поверку</text:p>
          </table:table-cell>
        </table:table-row>
        <table:table-row table:style-name="ro1">
          <table:table-cell office:value-type="string" calcext:value-type="string">
            <text:p>practitioner [prxk'tISnq] - практикующий специалист</text:p>
          </table:table-cell>
        </table:table-row>
        <table:table-row table:style-name="ro1">
          <table:table-cell office:value-type="string" calcext:value-type="string">
            <text:p>precious ['preSqs] - драгоценный, благородный</text:p>
          </table:table-cell>
        </table:table-row>
        <table:table-row table:style-name="ro1">
          <table:table-cell office:value-type="string" calcext:value-type="string">
            <text:p>predecessor ['prJdIsesq]  - предшественник, равопредшественник </text:p>
          </table:table-cell>
        </table:table-row>
        <table:table-row table:style-name="ro1">
          <table:table-cell office:value-type="string" calcext:value-type="string">
            <text:p>predominant [prI'dOmInqnt] - преобладающий, господствующий, доминирующий</text:p>
          </table:table-cell>
        </table:table-row>
        <table:table-row table:style-name="ro1">
          <table:table-cell office:value-type="string" calcext:value-type="string">
            <text:p>price ceiling [praIs 'sJlIN] - потолок цен, максимальная цена (установленный государством предел повышения цен)</text:p>
          </table:table-cell>
        </table:table-row>
        <table:table-row table:style-name="ro1">
          <table:table-cell office:value-type="string" calcext:value-type="string">
            <text:p>price floor [praIs flL] - минимальная цена</text:p>
          </table:table-cell>
        </table:table-row>
        <table:table-row table:style-name="ro1">
          <table:table-cell office:value-type="string" calcext:value-type="string">
            <text:p>private enterprise ['praIvIt 'entqpraIz] - частное предпринимательство</text:p>
          </table:table-cell>
        </table:table-row>
        <table:table-row table:style-name="ro1">
          <table:table-cell office:value-type="string" calcext:value-type="string">
            <text:p>private property ['praIvIt 'prOpqtI] - частная собственность</text:p>
          </table:table-cell>
        </table:table-row>
        <table:table-row table:style-name="ro1">
          <table:table-cell office:value-type="string" calcext:value-type="string">
            <text:p>privately owned ['praIvItlI Ound] - находящийся в частной собственности</text:p>
          </table:table-cell>
        </table:table-row>
        <table:table-row table:style-name="ro1">
          <table:table-cell office:value-type="string" calcext:value-type="string">
            <text:p>privatization ["praIvqtaI'zeIS(q)n] - приватизация, передача в частную собственность</text:p>
          </table:table-cell>
        </table:table-row>
        <table:table-row table:style-name="ro1">
          <table:table-cell office:value-type="string" calcext:value-type="string">
            <text:p>proceeds ['prOusJdz] - вырученная сумма, выручка, доход</text:p>
          </table:table-cell>
        </table:table-row>
        <table:table-row table:style-name="ro1">
          <table:table-cell office:value-type="string" calcext:value-type="string">
            <text:p>production [prq'dAkS(q)n] - производство, производственная деятельность, изготовление, выработка (процесс превращения сырья и материалов в готовые к потреблению изделия)</text:p>
          </table:table-cell>
        </table:table-row>
        <table:table-row table:style-name="ro1">
          <table:table-cell office:value-type="string" calcext:value-type="string">
            <text:p>production level [prq'dAkS(q)n 'levl] - уровень производства</text:p>
          </table:table-cell>
        </table:table-row>
        <table:table-row table:style-name="ro1">
          <table:table-cell office:value-type="string" calcext:value-type="string">
            <text:p>productive capacity [prq'dAktIv kq'pxsItI] - производительность, производственная мощность</text:p>
          </table:table-cell>
        </table:table-row>
        <table:table-row table:style-name="ro1">
          <table:table-cell office:value-type="string" calcext:value-type="string">
            <text:p>to proffer [tu 'prOfq] - предъявлять, представлять (документ в суд)</text:p>
          </table:table-cell>
        </table:table-row>
        <table:table-row table:style-name="ro1">
          <table:table-cell office:value-type="string" calcext:value-type="string">
            <text:p>progressive tax [prOu'gresIv txks] - прогрессивный налог</text:p>
          </table:table-cell>
        </table:table-row>
        <table:table-row table:style-name="ro1">
          <table:table-cell office:value-type="string" calcext:value-type="string">
            <text:p>progressive taxation [prOu'gresIv txk'seIS(q)n] - прогрессивное налогообложение, налогообложение по прогрессивным ставкам</text:p>
          </table:table-cell>
        </table:table-row>
        <table:table-row table:style-name="ro1">
          <table:table-cell office:value-type="string" calcext:value-type="string">
            <text:p>prominent ['prOmInqnt] - 1) видный; 2) выдающийся, выступающий; 3) известный</text:p>
          </table:table-cell>
        </table:table-row>
        <table:table-row table:style-name="ro1">
          <table:table-cell office:value-type="string" calcext:value-type="string">
            <text:p>to promote [tu prq'mOut] - 1) выдвигать, продвигать, поощрять; 2) повышать в чине или звании; 3) содействовать продаже какого-л. товара</text:p>
          </table:table-cell>
        </table:table-row>
        <table:table-row table:style-name="ro1">
          <table:table-cell office:value-type="string" calcext:value-type="string">
            <text:p>proper ['prOpq] - 1) присущий, свойственный, собственный; 2) правильный, должный, надлежащий</text:p>
          </table:table-cell>
        </table:table-row>
        <table:table-row table:style-name="ro1">
          <table:table-cell office:value-type="string" calcext:value-type="string">
            <text:p>proponent [prq'pOunqnt] - защитник, сторонник, поборник</text:p>
          </table:table-cell>
        </table:table-row>
        <table:table-row table:style-name="ro1">
          <table:table-cell office:value-type="string" calcext:value-type="string">
            <text:p>proprietary [prq'praIqt(q)rI] - 1) собственнический; 2) частный; 3) патентованный</text:p>
          </table:table-cell>
        </table:table-row>
        <table:table-row table:style-name="ro1">
          <table:table-cell office:value-type="string" calcext:value-type="string">
            <text:p>to prosper [tu 'prOspq] - благоденствовать, преуспевать, процветать</text:p>
          </table:table-cell>
        </table:table-row>
        <table:table-row table:style-name="ro1">
          <table:table-cell office:value-type="string" calcext:value-type="string">
            <text:p>provable ['prHvqbl] - доказуемый</text:p>
          </table:table-cell>
        </table:table-row>
        <table:table-row table:style-name="ro1">
          <table:table-cell office:value-type="string" calcext:value-type="string">
            <text:p>to provide [tu prq'vaId] - 1) снабжать (with), предоставлять; 2) обеспечивать (for) </text:p>
          </table:table-cell>
        </table:table-row>
        <table:table-row table:style-name="ro1">
          <table:table-cell office:value-type="string" calcext:value-type="string">
            <text:p>public finance ['pAblIk faI'nxns] - государственные финансы; государственный бюджет</text:p>
          </table:table-cell>
        </table:table-row>
        <table:table-row table:style-name="ro1">
          <table:table-cell office:value-type="string" calcext:value-type="string">
            <text:p>public good ['pAblIk gud] - общественное благо</text:p>
          </table:table-cell>
        </table:table-row>
        <table:table-row table:style-name="ro1">
          <table:table-cell office:value-type="string" calcext:value-type="string">
            <text:p>punishment ['pAnISmqnt] - наказание, взыскание</text:p>
          </table:table-cell>
        </table:table-row>
        <table:table-row table:style-name="ro1">
          <table:table-cell office:value-type="string" calcext:value-type="string">
            <text:p>purchase price ['pWtSqs praIs] - покупная цена, цена на потребительские товары</text:p>
          </table:table-cell>
        </table:table-row>
        <table:table-row table:style-name="ro1">
          <table:table-cell office:value-type="string" calcext:value-type="string">
            <text:p>to pursue [tu pq'sjH] - 1) преследовать (цель); 2) следовать; 3) заниматься чем-л., действовать (по плану); 4) продолжать</text:p>
          </table:table-cell>
        </table:table-row>
        <table:table-row table:style-name="ro1">
          <table:table-cell office:value-type="string" calcext:value-type="string">
            <text:p>pursuit [pq'sjHt] - 1) преследование, погоня; 2) поиски; 3) стремление</text:p>
          </table:table-cell>
        </table:table-row>
        <table:table-row table:style-name="ro1">
          <table:table-cell office:value-type="string" calcext:value-type="string">
            <text:p>pursuit of profits [pq'sjHt qv 'prOfIts] - погоня за прибылью</text:p>
          </table:table-cell>
        </table:table-row>
        <table:table-row table:style-name="ro1">
          <table:table-cell office:value-type="string" calcext:value-type="string">
            <text:p>to qualify [tu 'kwOlIfaI] - 1) квалифицировать(ся); 2) готовить к деятельности; обучать; 3) определять; 4) называть(ся); 5) делать(ся) способным/годным; 6) делать(ся) правомочным</text:p>
          </table:table-cell>
        </table:table-row>
        <table:table-row table:style-name="ro1">
          <table:table-cell office:value-type="string" calcext:value-type="string">
            <text:p>in question [In 'kwestS(q)n] - о котором идет речь</text:p>
          </table:table-cell>
        </table:table-row>
        <table:table-row table:style-name="ro1">
          <table:table-cell office:value-type="string" calcext:value-type="string">
            <text:p>to raise [tu reIz] - 1) поднимать (производство, цены и т. п.), повышать; 2) добывать, занимать (деньги); 3) собирать (налоги)</text:p>
          </table:table-cell>
        </table:table-row>
        <table:table-row table:style-name="ro1">
          <table:table-cell office:value-type="string" calcext:value-type="string">
            <text:p>to range [tu reIndZ] - классифицировать, распределять по классам/категориям, варьировать, колебаться в пределах</text:p>
          </table:table-cell>
        </table:table-row>
        <table:table-row table:style-name="ro1">
          <table:table-cell office:value-type="string" calcext:value-type="string">
            <text:p>rate [reIt] - 1) размер, норма, ставка, тариф, такса, курс, цена; 2) скорость, темп; 3) пропорция, степень, процент, коэффициент, показатель </text:p>
          </table:table-cell>
        </table:table-row>
        <table:table-row table:style-name="ro1">
          <table:table-cell office:value-type="string" calcext:value-type="string">
            <text:p>rationale ["rxSq'nRl] - обоснование</text:p>
          </table:table-cell>
        </table:table-row>
        <table:table-row table:style-name="ro1">
          <table:table-cell office:value-type="string" calcext:value-type="string">
            <text:p>raw material(s) [rL mq'tIqrIql(z)] - сырье</text:p>
          </table:table-cell>
        </table:table-row>
        <table:table-row table:style-name="ro1">
          <table:table-cell office:value-type="string" calcext:value-type="string">
            <text:p>realm [relm] - 1) королевство, царство; 2) область, сфера</text:p>
          </table:table-cell>
        </table:table-row>
        <table:table-row table:style-name="ro1">
          <table:table-cell office:value-type="string" calcext:value-type="string">
            <text:p>reasonable ['rJznqbl] - 1) разумный, благоразумный; 2) справедливый, обоснованный; 3) умеренный, недорогой, приемлемый, подходящий, сходный (о цене)</text:p>
          </table:table-cell>
        </table:table-row>
        <table:table-row table:style-name="ro1">
          <table:table-cell office:value-type="string" calcext:value-type="string">
            <text:p>receipt [rI'sJt] - расписка, квитанция</text:p>
          </table:table-cell>
        </table:table-row>
        <table:table-row table:style-name="ro1">
          <table:table-cell office:value-type="string" calcext:value-type="string">
            <text:p>records ['rekLdz] - документы, записи</text:p>
          </table:table-cell>
        </table:table-row>
        <table:table-row table:style-name="ro1">
          <table:table-cell office:value-type="string" calcext:value-type="string">
            <text:p>to recover [tu rI'kAvq] - 1) восстанавливать, поправляться, оживляться, оживлять; 2) взыскивать; 3) получать обратно 4) возвращать; 5) инкассировать; 6) получать возмещение (за убытки)</text:p>
          </table:table-cell>
        </table:table-row>
        <table:table-row table:style-name="ro1">
          <table:table-cell office:value-type="string" calcext:value-type="string">
            <text:p>Red Cross [red krOs] - Красный Крест (медицинская служба, организованная согласно женевской конвенции 1864 года)</text:p>
          </table:table-cell>
        </table:table-row>
        <table:table-row table:style-name="ro1">
          <table:table-cell office:value-type="string" calcext:value-type="string">
            <text:p>redistribution ['rI"dIstrI'bjHS(q)n] - перераспределение</text:p>
          </table:table-cell>
        </table:table-row>
        <table:table-row table:style-name="ro1">
          <table:table-cell office:value-type="string" calcext:value-type="string">
            <text:p>to refer [tu rI'fW] - 1) отсылать, направлять, передавать на рассмотрение; 2) наводить справку, справляться; 3) упоминать; 4) относиться, иметь отношение к чему-либо</text:p>
          </table:table-cell>
        </table:table-row>
        <table:table-row table:style-name="ro1">
          <table:table-cell office:value-type="string" calcext:value-type="string">
            <text:p>regime [reI'ZJm] - режим, власть, система, строй</text:p>
          </table:table-cell>
        </table:table-row>
        <table:table-row table:style-name="ro1">
          <table:table-cell office:value-type="string" calcext:value-type="string">
            <text:p>regressive [rI'gresIv] - регрессивный</text:p>
          </table:table-cell>
        </table:table-row>
        <table:table-row table:style-name="ro1">
          <table:table-cell office:value-type="string" calcext:value-type="string">
            <text:p>regulation ["regju'leIS(q)n] - 1) регулирование; регламентирование; 2) норма; правило; постановление; устав; инструкция</text:p>
          </table:table-cell>
        </table:table-row>
        <table:table-row table:style-name="ro2">
          <table:table-cell office:value-type="string" calcext:value-type="string">
            <text:p>regulatory agencies <text:s/>['regjuleItqrI 'eIdZ(q)nsIz] - органы государственного регулирования</text:p>
          </table:table-cell>
        </table:table-row>
        <table:table-row table:style-name="ro1">
          <table:table-cell office:value-type="string" calcext:value-type="string">
            <text:p>to remedy [tu 'remIdI] - 1) исправлять; 2) излечивать; 3) возмещать</text:p>
          </table:table-cell>
        </table:table-row>
        <table:table-row table:style-name="ro1">
          <table:table-cell office:value-type="string" calcext:value-type="string">
            <text:p>to remit [tu rI'mIt] - 1) пересылать, переводить по почте (деньги); 2) ослаблять; 3) освобождать (от уплаты); 4) прощать; 5) откладывать (на более поздний срок)</text:p>
          </table:table-cell>
        </table:table-row>
        <table:table-row table:style-name="ro1">
          <table:table-cell office:value-type="string" calcext:value-type="string">
            <text:p>to render [tu 'rendq] - 1) воздавать, платить; 2) давать; 3) оказывать (помощь, содействие); 4) представлять</text:p>
          </table:table-cell>
        </table:table-row>
        <table:table-row table:style-name="ro1">
          <table:table-cell office:value-type="string" calcext:value-type="string">
            <text:p>to remunerate [tu rI'mjHnqreIt] - вознаграждать, компенсировать, оплачивать</text:p>
          </table:table-cell>
        </table:table-row>
        <table:table-row table:style-name="ro1">
          <table:table-cell office:value-type="string" calcext:value-type="string">
            <text:p>requirement [rI'kwaIqmqnt] - 1) требование; 2) нужда, потребность; 3) расходы</text:p>
          </table:table-cell>
        </table:table-row>
        <table:table-row table:style-name="ro1">
          <table:table-cell office:value-type="string" calcext:value-type="string">
            <text:p>to reside [tu rI'zaId] - 1) проживать, жить (где-л.), пребывать, находиться (in, at); 2) быть присущим, свойственным, неотъемлемым (in)</text:p>
          </table:table-cell>
        </table:table-row>
        <table:table-row table:style-name="ro1">
          <table:table-cell office:value-type="string" calcext:value-type="string">
            <text:p>resident ['rezId(q)nt] - постоянно проживающее лицо, житель</text:p>
          </table:table-cell>
        </table:table-row>
        <table:table-row table:style-name="ro1">
          <table:table-cell office:value-type="string" calcext:value-type="string">
            <text:p>to resolve [tu rI'zOlv] - 1) разрешать (сомнения); 2) улаживать; 3) принимать решение, решать (проблему)</text:p>
          </table:table-cell>
        </table:table-row>
        <table:table-row table:style-name="ro1">
          <table:table-cell office:value-type="string" calcext:value-type="string">
            <text:p>retail distributor ['rIteIl dIs'trIbjutq] - розничный торговец</text:p>
          </table:table-cell>
        </table:table-row>
        <table:table-row table:style-name="ro1">
          <table:table-cell office:value-type="string" calcext:value-type="string">
            <text:p>to retain [tu rI'teIn] - 1) удерживать; 2) поддерживать; 3) сохранять</text:p>
          </table:table-cell>
        </table:table-row>
        <table:table-row table:style-name="ro1">
          <table:table-cell office:value-type="string" calcext:value-type="string">
            <text:p>retaliatory measure [rI'txlIqt(q)rI 'meZq] - репрессивная мера, мера в порядке возмездия, ответная мера, репрессалия</text:p>
          </table:table-cell>
        </table:table-row>
        <table:table-row table:style-name="ro1">
          <table:table-cell office:value-type="string" calcext:value-type="string">
            <text:p>revenue ['revInjH] - доход (по основной [обычной] деятельности), выручка (любые поступления от продаж или из других источников)</text:p>
          </table:table-cell>
        </table:table-row>
        <table:table-row table:style-name="ro1">
          <table:table-cell office:value-type="string" calcext:value-type="string">
            <text:p>review [rI'vjH] - обзор, проверка, ревизия</text:p>
          </table:table-cell>
        </table:table-row>
        <table:table-row table:style-name="ro1">
          <table:table-cell office:value-type="string" calcext:value-type="string">
            <text:p>to review [tu rI'vjH] - 1) пересматривать; 2) обозревать; 3) рассматривать</text:p>
          </table:table-cell>
        </table:table-row>
        <table:table-row table:style-name="ro1">
          <table:table-cell office:value-type="string" calcext:value-type="string">
            <text:p>reward [rI'wLd] - поощрение, вознаграждение</text:p>
          </table:table-cell>
        </table:table-row>
        <table:table-row table:style-name="ro1">
          <table:table-cell office:value-type="string" calcext:value-type="string">
            <text:p>risk-taking ['rIskteIkIN] - принятие рисков</text:p>
          </table:table-cell>
        </table:table-row>
        <table:table-row table:style-name="ro1">
          <table:table-cell office:value-type="string" calcext:value-type="string">
            <text:p>rule of law [rHl qv lL] - 1) норма права, правовая норма; 2) принцип господства права</text:p>
          </table:table-cell>
        </table:table-row>
        <table:table-row table:style-name="ro1">
          <table:table-cell office:value-type="string" calcext:value-type="string">
            <text:p>ruling ['rHlIN] - 1) управление; 2) постановление, решение (суда, председателя собрания)</text:p>
          </table:table-cell>
        </table:table-row>
        <table:table-row table:style-name="ro1">
          <table:table-cell office:value-type="string" calcext:value-type="string">
            <text:p>sacred ['seIkrId] - священный, святой</text:p>
          </table:table-cell>
        </table:table-row>
        <table:table-row table:style-name="ro1">
          <table:table-cell office:value-type="string" calcext:value-type="string">
            <text:p>sales representative [seIlz "reprI'zentqtIv] - 1) торговый представитель; 2) агент по продаже товаров; 3) комиссионер</text:p>
          </table:table-cell>
        </table:table-row>
        <table:table-row table:style-name="ro1">
          <table:table-cell office:value-type="string" calcext:value-type="string">
            <text:p>sales tax [seIlz txks] - налог с продаж (оборота) (косвенный налог, взимаемый в виде процента от розничной стоимости продаваемых товаров)</text:p>
          </table:table-cell>
        </table:table-row>
        <table:table-row table:style-name="ro1">
          <table:table-cell office:value-type="string" calcext:value-type="string">
            <text:p>to save [tu seIv] - 1) спасать, избавлять; 2) экономить; 3) выгадывать; 4) сберегать (деньги)</text:p>
          </table:table-cell>
        </table:table-row>
        <table:table-row table:style-name="ro1">
          <table:table-cell office:value-type="string" calcext:value-type="string">
            <text:p>savings ['seIvINz] - сбережения</text:p>
          </table:table-cell>
        </table:table-row>
        <table:table-row table:style-name="ro1">
          <table:table-cell office:value-type="string" calcext:value-type="string">
            <text:p>scarcity ['skFqsItI] - недостаток, нехватка, дефицит; недостаточное количество</text:p>
          </table:table-cell>
        </table:table-row>
        <table:table-row table:style-name="ro1">
          <table:table-cell office:value-type="string" calcext:value-type="string">
            <text:p>scope [skOup] - 1) размах, охват; 2) сфера (деятельности); 3) пределы; рамки, границы; 4) масштаб</text:p>
          </table:table-cell>
        </table:table-row>
        <table:table-row table:style-name="ro1">
          <table:table-cell office:value-type="string" calcext:value-type="string">
            <text:p>self-interest ["self'IntqrIst] - собственная выгода, заинтересованность</text:p>
          </table:table-cell>
        </table:table-row>
        <table:table-row table:style-name="ro1">
          <table:table-cell office:value-type="string" calcext:value-type="string">
            <text:p>self-supporting ['selfsq'pOtIN] - 1) самостоятельный, независимый; 2) зарабатывающий себе на жизнь; 3) на хозрасчете</text:p>
          </table:table-cell>
        </table:table-row>
        <table:table-row table:style-name="ro1">
          <table:table-cell office:value-type="string" calcext:value-type="string">
            <text:p>semiofficial ["semIq'fIS(q)l] - полуофициальный</text:p>
          </table:table-cell>
        </table:table-row>
        <table:table-row table:style-name="ro1">
          <table:table-cell office:value-type="string" calcext:value-type="string">
            <text:p>signatory ['sIgnqt(q)rI] - подписавшаяся сторона, подписавшееся государство</text:p>
          </table:table-cell>
        </table:table-row>
        <table:table-row table:style-name="ro1">
          <table:table-cell office:value-type="string" calcext:value-type="string">
            <text:p>simultaneously ["sIm(q)l'teInjqslI] - вместе, одновременно, совместно</text:p>
          </table:table-cell>
        </table:table-row>
        <table:table-row table:style-name="ro1">
          <table:table-cell office:value-type="string" calcext:value-type="string">
            <text:p>to skew [tu skjH] - 1) уклоняться, отклоняться, сворачивать в сторону; 2) перекашивать; 3) искажать, извращать</text:p>
          </table:table-cell>
        </table:table-row>
        <table:table-row table:style-name="ro1">
          <table:table-cell office:value-type="string" calcext:value-type="string">
            <text:p>slavery ['sleIvqrI] - рабство</text:p>
          </table:table-cell>
        </table:table-row>
        <table:table-row table:style-name="ro1">
          <table:table-cell office:value-type="string" calcext:value-type="string">
            <text:p>social setting ['sOuS(q)l 'setIN] - социальные условия</text:p>
          </table:table-cell>
        </table:table-row>
        <table:table-row table:style-name="ro1">
          <table:table-cell office:value-type="string" calcext:value-type="string">
            <text:p>socialism ['sOuSqlIzm] - социализм</text:p>
          </table:table-cell>
        </table:table-row>
        <table:table-row table:style-name="ro1">
          <table:table-cell office:value-type="string" calcext:value-type="string">
            <text:p>sole proprietorship [sOul prq'praIqtqSIp] - индивидуальное частное предприятие (организационная форма предпринимательской деятельности одного лица)</text:p>
          </table:table-cell>
        </table:table-row>
        <table:table-row table:style-name="ro1">
          <table:table-cell office:value-type="string" calcext:value-type="string">
            <text:p>solution [sq'lHS(q)n] - решение, разрешение (вопроса, проблемы)</text:p>
          </table:table-cell>
        </table:table-row>
        <table:table-row table:style-name="ro1">
          <table:table-cell office:value-type="string" calcext:value-type="string">
            <text:p>sovereign state ['sOvrIn steIt] - суверенное государство</text:p>
          </table:table-cell>
        </table:table-row>
        <table:table-row table:style-name="ro1">
          <table:table-cell office:value-type="string" calcext:value-type="string">
            <text:p>to split [tu splIt] - 1) разделять (up), раздроблять; 2) разбивать</text:p>
          </table:table-cell>
        </table:table-row>
        <table:table-row table:style-name="ro1">
          <table:table-cell office:value-type="string" calcext:value-type="string">
            <text:p>stagnant ['stxgnqnt] - 1) застойный; 2) вялый, бездеятельный</text:p>
          </table:table-cell>
        </table:table-row>
        <table:table-row table:style-name="ro1">
          <table:table-cell office:value-type="string" calcext:value-type="string">
            <text:p>stand [stxnd] - взгляд, позиция, точка зрения</text:p>
          </table:table-cell>
        </table:table-row>
        <table:table-row table:style-name="ro1">
          <table:table-cell office:value-type="string" calcext:value-type="string">
            <text:p>standard of living ['stxndqd qv 'lIvIN] - жизненный уровень, уровень жизни</text:p>
          </table:table-cell>
        </table:table-row>
        <table:table-row table:style-name="ro1">
          <table:table-cell office:value-type="string" calcext:value-type="string">
            <text:p>to start a business [tu stRt q 'bIznIs] - основать дело, открыть дело</text:p>
          </table:table-cell>
        </table:table-row>
        <table:table-row table:style-name="ro1">
          <table:table-cell office:value-type="string" calcext:value-type="string">
            <text:p>stock [stOk] - запас, резерв, фонд; инвентарь, имущество</text:p>
          </table:table-cell>
        </table:table-row>
        <table:table-row table:style-name="ro1">
          <table:table-cell office:value-type="string" calcext:value-type="string">
            <text:p>stockholder ['stOk"hOuldq] - акционер, держатель акций (юридическое или физическое лицо, являющееся собственником акций акционерного общества, т. е. части акционерного капитала)</text:p>
          </table:table-cell>
        </table:table-row>
        <table:table-row table:style-name="ro1">
          <table:table-cell office:value-type="string" calcext:value-type="string">
            <text:p>success [s(q)k'ses] - удача, успех, благоприятный исход</text:p>
          </table:table-cell>
        </table:table-row>
        <table:table-row table:style-name="ro1">
          <table:table-cell office:value-type="string" calcext:value-type="string">
            <text:p>successive [s(q)k'sesIv] - 1) последующий; 2) последовательный; 3) промежуточный</text:p>
          </table:table-cell>
        </table:table-row>
        <table:table-row table:style-name="ro1">
          <table:table-cell office:value-type="string" calcext:value-type="string">
            <text:p>suicide bomber ['sjuIsaId 'bOmq] - террорист-смертник</text:p>
          </table:table-cell>
        </table:table-row>
        <table:table-row table:style-name="ro1">
          <table:table-cell office:value-type="string" calcext:value-type="string">
            <text:p>supply and demand [sq'plaI qnd dI'mRnd] - предложение и спрос</text:p>
          </table:table-cell>
        </table:table-row>
        <table:table-row table:style-name="ro1">
          <table:table-cell office:value-type="string" calcext:value-type="string">
            <text:p>to surmise [tu 'sWmaIz] - предполагать, подозревать, высказывать догадку</text:p>
          </table:table-cell>
        </table:table-row>
        <table:table-row table:style-name="ro1">
          <table:table-cell office:value-type="string" calcext:value-type="string">
            <text:p>to sustain [tu sqs'teIn] - 1) поддерживать, подкреплять; 2) выносить, выдерживать</text:p>
          </table:table-cell>
        </table:table-row>
        <table:table-row table:style-name="ro1">
          <table:table-cell office:value-type="string" calcext:value-type="string">
            <text:p>to target [tu 'tRgIt] - ставить или намечать цель</text:p>
          </table:table-cell>
        </table:table-row>
        <table:table-row table:style-name="ro1">
          <table:table-cell office:value-type="string" calcext:value-type="string">
            <text:p>tax [txks] - налог </text:p>
          </table:table-cell>
        </table:table-row>
        <table:table-row table:style-name="ro1">
          <table:table-cell office:value-type="string" calcext:value-type="string">
            <text:p>tax-deductible [txks dI'dAktqbl] - исключаемый [вычитаемый] из налогооблагаемой суммы [базы] (о расходах, которые уменьшают налогооблагаемый доход (напр., проценты по ипотечным кредитам, благотворительные взносы и т. п.))</text:p>
          </table:table-cell>
        </table:table-row>
        <table:table-row table:style-name="ro1">
          <table:table-cell office:value-type="string" calcext:value-type="string">
            <text:p>tax evader (evador (UK)) [txks i'veIdq] - лицо, уклоняющееся от уплаты налогов</text:p>
          </table:table-cell>
        </table:table-row>
        <table:table-row table:style-name="ro1">
          <table:table-cell office:value-type="string" calcext:value-type="string">
            <text:p>tax fraud [txks frLd] - налоговое мошенничество </text:p>
          </table:table-cell>
        </table:table-row>
        <table:table-row table:style-name="ro1">
          <table:table-cell office:value-type="string" calcext:value-type="string">
            <text:p>thereby ['DFq'baI] - 1) таким образом; 2) в связи с этим, следовательно</text:p>
          </table:table-cell>
        </table:table-row>
        <table:table-row table:style-name="ro1">
          <table:table-cell office:value-type="string" calcext:value-type="string">
            <text:p>terrorist act ['terqrIst xkt] - террористический акт</text:p>
          </table:table-cell>
        </table:table-row>
        <table:table-row table:style-name="ro1">
          <table:table-cell office:value-type="string" calcext:value-type="string">
            <text:p>totals ['tOutlz] - итоги</text:p>
          </table:table-cell>
        </table:table-row>
        <table:table-row table:style-name="ro1">
          <table:table-cell office:value-type="string" calcext:value-type="string">
            <text:p>trade [treId] - 1) торговля; 2) занятие, ремесло; 3) промысел; 4) сделка </text:p>
          </table:table-cell>
        </table:table-row>
        <table:table-row table:style-name="ro1">
          <table:table-cell office:value-type="string" calcext:value-type="string">
            <text:p>transaction [trxn'zxkS(q)n] - сделка, торговая операция </text:p>
          </table:table-cell>
        </table:table-row>
        <table:table-row table:style-name="ro2">
          <table:table-cell office:value-type="string" calcext:value-type="string">
            <text:p>transborder data flow [trxnz'bLdq'deItq flOu] - поток данных через границу государства (в международных сетях передачи данных)</text:p>
          </table:table-cell>
        </table:table-row>
        <table:table-row table:style-name="ro1">
          <table:table-cell office:value-type="string" calcext:value-type="string">
            <text:p>transfer ['trxnsfq(:)] - 1) передача, передача в собственность; 2) уступка (имущества, права); 3) перевод (денежных сумм); 4) перечисление; 5) (бухг) перенос </text:p>
          </table:table-cell>
        </table:table-row>
        <table:table-row table:style-name="ro1">
          <table:table-cell office:value-type="string" calcext:value-type="string">
            <text:p>transferability ['trxnsfq(:)rqbIlItI] - переносимость; передаваемость</text:p>
          </table:table-cell>
        </table:table-row>
        <table:table-row table:style-name="ro1">
          <table:table-cell office:value-type="string" calcext:value-type="string">
            <text:p>treaty ['trJtI] - договор, соглашение, конвенция</text:p>
          </table:table-cell>
        </table:table-row>
        <table:table-row table:style-name="ro1">
          <table:table-cell office:value-type="string" calcext:value-type="string">
            <text:p>tribal ['traIb(q)l] - племенной, родовой</text:p>
          </table:table-cell>
        </table:table-row>
        <table:table-row table:style-name="ro1">
          <table:table-cell office:value-type="string" calcext:value-type="string">
            <text:p>to turn down [tu tWn daun] - отклонять, отвергать (напр. предложение)</text:p>
          </table:table-cell>
        </table:table-row>
        <table:table-row table:style-name="ro1">
          <table:table-cell office:value-type="string" calcext:value-type="string">
            <text:p>ultimately ['AltImItlI] - в конечном счете, в конце концов</text:p>
          </table:table-cell>
        </table:table-row>
        <table:table-row table:style-name="ro1">
          <table:table-cell office:value-type="string" calcext:value-type="string">
            <text:p>unanimity ["jHnq'nImItI] - единодушие, единогласие</text:p>
          </table:table-cell>
        </table:table-row>
        <table:table-row table:style-name="ro1">
          <table:table-cell office:value-type="string" calcext:value-type="string">
            <text:p>unavoidable ["Anq'vOIdqbl] - неизбежный, неминуемый, неотвратимый</text:p>
          </table:table-cell>
        </table:table-row>
        <table:table-row table:style-name="ro1">
          <table:table-cell office:value-type="string" calcext:value-type="string">
            <text:p>uncollectible [Ankq'lektIbl] - безнадежный</text:p>
          </table:table-cell>
        </table:table-row>
        <table:table-row table:style-name="ro1">
          <table:table-cell office:value-type="string" calcext:value-type="string">
            <text:p>undue influence ['An'djH 'Influqns] - злоупотребление влиянием, неподобающее влияние</text:p>
          </table:table-cell>
        </table:table-row>
        <table:table-row table:style-name="ro1">
          <table:table-cell office:value-type="string" calcext:value-type="string">
            <text:p>unemployment ['AnIm'plOImqnt] - безработица</text:p>
          </table:table-cell>
        </table:table-row>
        <table:table-row table:style-name="ro1">
          <table:table-cell office:value-type="string" calcext:value-type="string">
            <text:p>unequivocal ['AnI'kwIvqk(q)l] - недвусмысленный, определенный, четкий, ясный</text:p>
          </table:table-cell>
        </table:table-row>
        <table:table-row table:style-name="ro1">
          <table:table-cell office:value-type="string" calcext:value-type="string">
            <text:p>uneven ['An'Jv(q)n] - 1) нечетный; 2) неровный, неравномерный </text:p>
          </table:table-cell>
        </table:table-row>
        <table:table-row table:style-name="ro1">
          <table:table-cell office:value-type="string" calcext:value-type="string">
            <text:p>United Nations ['ju'naItId 'neIS(q)nz] - Организация Объединенных Наций</text:p>
          </table:table-cell>
        </table:table-row>
        <table:table-row table:style-name="ro1">
          <table:table-cell office:value-type="string" calcext:value-type="string">
            <text:p>universal suffrage ["jHnI'vWs(q)l 'sAfrIdZ] - всеобщее избирательное право</text:p>
          </table:table-cell>
        </table:table-row>
        <table:table-row table:style-name="ro1">
          <table:table-cell office:value-type="string" calcext:value-type="string">
            <text:p>unjustifiably ['An'dZAstIfaIqblI] - неоправданно, незаконно, непозволительно</text:p>
          </table:table-cell>
        </table:table-row>
        <table:table-row table:style-name="ro1">
          <table:table-cell office:value-type="string" calcext:value-type="string">
            <text:p>unlawful ['An'lLful] - беззаконный, незаконный, противозаконный, противоправный, запрещенный </text:p>
          </table:table-cell>
        </table:table-row>
        <table:table-row table:style-name="ro1">
          <table:table-cell office:value-type="string" calcext:value-type="string">
            <text:p>untamed [An'teImd] - дикий, неприручённый</text:p>
          </table:table-cell>
        </table:table-row>
        <table:table-row table:style-name="ro1">
          <table:table-cell office:value-type="string" calcext:value-type="string">
            <text:p>usage ['jHsIdZ] - использование; применение; употребление; эксплуатация</text:p>
          </table:table-cell>
        </table:table-row>
        <table:table-row table:style-name="ro1">
          <table:table-cell office:value-type="string" calcext:value-type="string">
            <text:p>valuation ["vxlju'eIS(q)n] - оценка, определение ценности, стоимости</text:p>
          </table:table-cell>
        </table:table-row>
        <table:table-row table:style-name="ro1">
          <table:table-cell office:value-type="string" calcext:value-type="string">
            <text:p>value ['vxljH] - 1) ценность; 2) стоимость, стоимостное выражение, цена; 3) валюта; 4) важность; 5) значение</text:p>
          </table:table-cell>
        </table:table-row>
        <table:table-row table:style-name="ro2">
          <table:table-cell office:value-type="string" calcext:value-type="string">
            <text:p>Value Added Tax (VAT) ['vxljH 'xdId txks] - налог на добавленную стоимость (НДС) (косвенный налог, взимаемый со стоимости, добавленной на каждом этапе производства и обмена товаров и услуг, т. е. с разницы между стоимостью данного продукта или услуги и стоимостью ресурсов, использованных при производстве данного товара или оказании данной услуги)</text:p>
          </table:table-cell>
        </table:table-row>
        <table:table-row table:style-name="ro1">
          <table:table-cell office:value-type="string" calcext:value-type="string">
            <text:p>vehicle ['vJIkl] - 1) транспортное средство (тж. летательный аппарат); 2) средство передачи, распространения чего-л.; переносчик, посредник</text:p>
          </table:table-cell>
        </table:table-row>
        <table:table-row table:style-name="ro1">
          <table:table-cell office:value-type="string" calcext:value-type="string">
            <text:p>vice versa ['vaIsI'vWsq] - наоборот, обратно, противоположно</text:p>
          </table:table-cell>
        </table:table-row>
        <table:table-row table:style-name="ro1">
          <table:table-cell office:value-type="string" calcext:value-type="string">
            <text:p>virtual ['vWtjuql] - 1) фактический, действительный; 2) виртуальный, возможный, по существу дающий тот же эффект в данных условиях</text:p>
          </table:table-cell>
        </table:table-row>
        <table:table-row table:style-name="ro1">
          <table:table-cell office:value-type="string" calcext:value-type="string">
            <text:p>voluntary ['vOlqnt(q)rI] - 1) добровольный; 2) неоплачиваемый; безвозмездный (о работе); 3) намеренный, сознательный, умышленный</text:p>
          </table:table-cell>
        </table:table-row>
        <table:table-row table:style-name="ro1">
          <table:table-cell office:value-type="string" calcext:value-type="string">
            <text:p>vote [vOut] - 1) голосование; 2) голос; 3) право голоса; 4) вотум</text:p>
          </table:table-cell>
        </table:table-row>
        <table:table-row table:style-name="ro1">
          <table:table-cell office:value-type="string" calcext:value-type="string">
            <text:p>wallet ['wOlIt] - бумажник</text:p>
          </table:table-cell>
        </table:table-row>
        <table:table-row table:style-name="ro1">
          <table:table-cell office:value-type="string" calcext:value-type="string">
            <text:p>war crime [wL kraIm] - военное преступление</text:p>
          </table:table-cell>
        </table:table-row>
        <table:table-row table:style-name="ro1">
          <table:table-cell office:value-type="string" calcext:value-type="string">
            <text:p>welfare ['welfFq] - 1) благосостояние, благополучие, достаток; 2) работа по улучшению быта, благотворительность</text:p>
          </table:table-cell>
        </table:table-row>
        <table:table-row table:style-name="ro2">
          <table:table-cell office:value-type="string" calcext:value-type="string">
            <text:p>wholesale distributor ['hOulseIl dIs'trIbjutq] wholesaler ['hOulseIlq] - оптовик, оптовый торговец</text:p>
          </table:table-cell>
        </table:table-row>
        <table:table-row table:style-name="ro2">
          <table:table-cell office:value-type="string" calcext:value-type="string">
            <text:p>to wind (wound, wound) up <text:s/>[tu waInd (waund) Ap] - ликвидировать, закрыть (фирму)</text:p>
          </table:table-cell>
        </table:table-row>
        <table:table-row table:style-name="ro1">
          <table:table-cell office:value-type="string" calcext:value-type="string">
            <text:p>withdrawal [wID'drL(q)l] - 1) отзыв, увод; 2) изъятие; 3) отвлечение, уход; 4) расходование (снятие денег) </text:p>
          </table:table-cell>
        </table:table-row>
        <table:table-row table:style-name="ro1">
          <table:table-cell office:value-type="string" calcext:value-type="string">
            <text:p>work force [wWk fLs] - рабочая сила, работники, рабочие</text:p>
          </table:table-cell>
        </table:table-row>
        <table:table-row table:style-name="ro1">
          <table:table-cell office:value-type="string" calcext:value-type="string">
            <text:p>World Bank [wWld bxNk] - Международный банк (название банка International Bank for Reconstruction and Development, даваемое в английской и американской печати, межгосударственная валютно-финансовая организация, созданная в 1945 г. с целью долгосрочного кредитования развивающихся стран; является специализированным учреждением ООН)</text:p>
          </table:table-cell>
        </table:table-row>
        <table:table-row table:style-name="ro1">
          <table:table-cell office:value-type="string" calcext:value-type="string">
            <text:p>world economy [wWld I(:)'kOnqmI] - мировая экономика</text:p>
          </table:table-cell>
        </table:table-row>
        <table:table-row table:style-name="ro2">
          <table:table-cell office:value-type="string" calcext:value-type="string">
            <text:p>World Trade Organization [wWld treId "LgqnaI'zeISqn] - Всемирная торговая организация, в рамках которой действует ряд многосторонних международных договоров, включающих положения об охране объектов промышленной собственности. Штаб-квартира в Женеве. Организована 1.01.1995. </text:p>
          </table:table-cell>
        </table:table-row>
        <table:table-row table:style-name="ro1">
          <table:table-cell office:value-type="string" calcext:value-type="string">
            <text:p>worth [wWT] - стоимость, ценность, цена</text:p>
          </table:table-cell>
        </table:table-row>
        <table:table-row table:style-name="ro1">
          <table:table-cell office:value-type="string" calcext:value-type="string">
            <text:p>written statement ['rItn 'steItmqnt] - письменное заявление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20:52:02.399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7T22:45:47.823000000</meta:creation-date>
    <dc:date>2020-02-23T21:23:23.375000000</dc:date>
    <meta:editing-duration>PT1H39M54S</meta:editing-duration>
    <meta:editing-cycles>4</meta:editing-cycles>
    <meta:generator>LibreOffice/6.1.6.3$Windows_x86 LibreOffice_project/5896ab1714085361c45cf540f76f60673dd96a72</meta:generator>
    <meta:document-statistic meta:table-count="1" meta:cell-count="519" meta:object-count="0"/>
  </office:meta>
</office:document-meta>
</file>